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.262cm" svg:height="20.502cm" svg:x="27.37cm" svg:y="0.876cm">
            <draw:object draw:notify-on-update-of-ranges="Sheet1.A1:Sheet1.A1 Sheet1.A2:Sheet1.A52 Sheet1.B1:Sheet1.B1 Sheet1.B2:Sheet1.B52 Sheet1.D1:Sheet1.D1 Sheet1.D2:Sheet1.D52 Sheet1.E1:Sheet1.E1 Sheet1.E2:Sheet1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μ Fitness (90/10)</text:p>
          </table:table-cell>
          <table:table-cell office:value-type="string" calcext:value-type="string">
            <text:p>Best Fitness (90/10)</text:p>
          </table:table-cell>
          <table:table-cell/>
          <table:table-cell office:value-type="string" calcext:value-type="string">
            <text:p>μ Fitness (100/100)</text:p>
          </table:table-cell>
          <table:table-cell office:value-type="string" calcext:value-type="string">
            <text:p>Best Fitness (100/100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MAX([.B2:.B52];[.B2:.B52];[.B2:.B52])" office:value-type="float" office:value="0.19384" calcext:value-type="float">
            <text:p>0.19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 table:number-columns-repeated="2"/>
          <table:table-cell table:formula="of:=MAX([.E2:.E52])" office:value-type="float" office:value="0.172766666666667" calcext:value-type="float">
            <text:p>0.1727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.00016</text:p>
          </table:table-cell>
          <table:table-cell table:number-columns-repeated="2"/>
          <table:table-cell table:formula="of:=MAX([.H3:.H4])" office:value-type="float" office:value="0.19384" calcext:value-type="float">
            <text:p>0.19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.000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number-columns-repeated="3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1" calcext:value-type="float">
            <text:p>0.000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68" calcext:value-type="float">
            <text:p>0.00068</text:p>
          </table:table-cell>
          <table:table-cell table:number-columns-repeated="3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float" office:value="0.00002" calcext:value-type="float">
            <text:p>0.00002</text:p>
          </table:table-cell>
          <table:table-cell office:value-type="float" office:value="0.00202" calcext:value-type="float">
            <text:p>0.00202</text:p>
          </table:table-cell>
          <table:table-cell table:number-columns-repeated="3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61" calcext:value-type="float">
            <text:p>0.00061</text:p>
          </table:table-cell>
          <table:table-cell/>
          <table:table-cell office:value-type="float" office:value="0.00004" calcext:value-type="float">
            <text:p>0.00004</text:p>
          </table:table-cell>
          <table:table-cell office:value-type="float" office:value="0.0021" calcext:value-type="float">
            <text:p>0.0021</text:p>
          </table:table-cell>
          <table:table-cell table:number-columns-repeated="3"/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0.00086" calcext:value-type="float">
            <text:p>0.00086</text:p>
          </table:table-cell>
          <table:table-cell/>
          <table:table-cell office:value-type="float" office:value="0.00011" calcext:value-type="float">
            <text:p>0.00011</text:p>
          </table:table-cell>
          <table:table-cell office:value-type="float" office:value="0.00256" calcext:value-type="float">
            <text:p>0.00256</text:p>
          </table:table-cell>
          <table:table-cell table:number-columns-repeated="3"/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019" calcext:value-type="float">
            <text:p>0.00019</text:p>
          </table:table-cell>
          <table:table-cell office:value-type="float" office:value="0.01102" calcext:value-type="float">
            <text:p>0.01102</text:p>
          </table:table-cell>
          <table:table-cell table:number-columns-repeated="3"/>
        </table:table-row>
        <table:table-row table:style-name="ro1">
          <table:table-cell office:value-type="float" office:value="0.00009" calcext:value-type="float">
            <text:p>0.00009</text:p>
          </table:table-cell>
          <table:table-cell office:value-type="float" office:value="0.00264" calcext:value-type="float">
            <text:p>0.00264</text:p>
          </table:table-cell>
          <table:table-cell/>
          <table:table-cell office:value-type="float" office:value="0.00032" calcext:value-type="float">
            <text:p>0.00032</text:p>
          </table:table-cell>
          <table:table-cell office:value-type="float" office:value="0.02571" calcext:value-type="float">
            <text:p>0.02571</text:p>
          </table:table-cell>
          <table:table-cell table:number-columns-repeated="3"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0.10095" calcext:value-type="float">
            <text:p>0.10095</text:p>
          </table:table-cell>
          <table:table-cell/>
          <table:table-cell office:value-type="float" office:value="0.00084" calcext:value-type="float">
            <text:p>0.00084</text:p>
          </table:table-cell>
          <table:table-cell office:value-type="float" office:value="0.0298" calcext:value-type="float">
            <text:p>0.0298</text:p>
          </table:table-cell>
          <table:table-cell table:number-columns-repeated="3"/>
        </table:table-row>
        <table:table-row table:style-name="ro1">
          <table:table-cell office:value-type="float" office:value="0.000111111111111111" calcext:value-type="float">
            <text:p>0.000111111111111111</text:p>
          </table:table-cell>
          <table:table-cell office:value-type="float" office:value="0.00284444444444444" calcext:value-type="float">
            <text:p>0.00284444444444444</text:p>
          </table:table-cell>
          <table:table-cell/>
          <table:table-cell office:value-type="float" office:value="0.00241" calcext:value-type="float">
            <text:p>0.00241</text:p>
          </table:table-cell>
          <table:table-cell office:value-type="float" office:value="0.0409" calcext:value-type="float">
            <text:p>0.0409</text:p>
          </table:table-cell>
          <table:table-cell table:number-columns-repeated="3"/>
        </table:table-row>
        <table:table-row table:style-name="ro1">
          <table:table-cell office:value-type="float" office:value="0.000177777777777778" calcext:value-type="float">
            <text:p>0.000177777777777778</text:p>
          </table:table-cell>
          <table:table-cell office:value-type="float" office:value="0.0123777777777778" calcext:value-type="float">
            <text:p>0.0123777777777778</text:p>
          </table:table-cell>
          <table:table-cell/>
          <table:table-cell office:value-type="float" office:value="0.00473" calcext:value-type="float">
            <text:p>0.00473</text:p>
          </table:table-cell>
          <table:table-cell office:value-type="float" office:value="0.15448" calcext:value-type="float">
            <text:p>0.15448</text:p>
          </table:table-cell>
          <table:table-cell table:number-columns-repeated="3"/>
        </table:table-row>
        <table:table-row table:style-name="ro1">
          <table:table-cell office:value-type="float" office:value="0.000288888888888889" calcext:value-type="float">
            <text:p>0.000288888888888889</text:p>
          </table:table-cell>
          <table:table-cell office:value-type="float" office:value="0.0140666666666667" calcext:value-type="float">
            <text:p>0.0140666666666667</text:p>
          </table:table-cell>
          <table:table-cell/>
          <table:table-cell office:value-type="float" office:value="0.00763333333333333" calcext:value-type="float">
            <text:p>0.00763333333333333</text:p>
          </table:table-cell>
          <table:table-cell office:value-type="float" office:value="0.0796888888888889" calcext:value-type="float">
            <text:p>0.0796888888888889</text:p>
          </table:table-cell>
          <table:table-cell table:number-columns-repeated="3"/>
        </table:table-row>
        <table:table-row table:style-name="ro1">
          <table:table-cell office:value-type="float" office:value="0.000722222222222222" calcext:value-type="float">
            <text:p>0.000722222222222222</text:p>
          </table:table-cell>
          <table:table-cell office:value-type="float" office:value="0.0377111111111111" calcext:value-type="float">
            <text:p>0.0377111111111111</text:p>
          </table:table-cell>
          <table:table-cell/>
          <table:table-cell office:value-type="float" office:value="0.000325" calcext:value-type="float">
            <text:p>0.000325</text:p>
          </table:table-cell>
          <table:table-cell office:value-type="float" office:value="0.008375" calcext:value-type="float">
            <text:p>0.008375</text:p>
          </table:table-cell>
          <table:table-cell table:number-columns-repeated="3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134555555555556" calcext:value-type="float">
            <text:p>0.134555555555556</text:p>
          </table:table-cell>
          <table:table-cell/>
          <table:table-cell office:value-type="float" office:value="0.0005125" calcext:value-type="float">
            <text:p>0.0005125</text:p>
          </table:table-cell>
          <table:table-cell office:value-type="float" office:value="0.039725" calcext:value-type="float">
            <text:p>0.039725</text:p>
          </table:table-cell>
          <table:table-cell table:number-columns-repeated="3"/>
        </table:table-row>
        <table:table-row table:style-name="ro1">
          <table:table-cell office:value-type="float" office:value="0.0015625" calcext:value-type="float">
            <text:p>0.0015625</text:p>
          </table:table-cell>
          <table:table-cell office:value-type="float" office:value="0.0421375" calcext:value-type="float">
            <text:p>0.0421375</text:p>
          </table:table-cell>
          <table:table-cell/>
          <table:table-cell office:value-type="float" office:value="0.002625" calcext:value-type="float">
            <text:p>0.002625</text:p>
          </table:table-cell>
          <table:table-cell office:value-type="float" office:value="0.1169625" calcext:value-type="float">
            <text:p>0.1169625</text:p>
          </table:table-cell>
          <table:table-cell table:number-columns-repeated="3"/>
        </table:table-row>
        <table:table-row table:style-name="ro1">
          <table:table-cell office:value-type="float" office:value="0.0034125" calcext:value-type="float">
            <text:p>0.0034125</text:p>
          </table:table-cell>
          <table:table-cell office:value-type="float" office:value="0.055575" calcext:value-type="float">
            <text:p>0.055575</text:p>
          </table:table-cell>
          <table:table-cell/>
          <table:table-cell office:value-type="float" office:value="0.000528571428571429" calcext:value-type="float">
            <text:p>0.000528571428571429</text:p>
          </table:table-cell>
          <table:table-cell office:value-type="float" office:value="0.00494285714285714" calcext:value-type="float">
            <text:p>0.00494285714285714</text:p>
          </table:table-cell>
          <table:table-cell table:number-columns-repeated="3"/>
        </table:table-row>
        <table:table-row table:style-name="ro1">
          <table:table-cell office:value-type="float" office:value="0.0068375" calcext:value-type="float">
            <text:p>0.0068375</text:p>
          </table:table-cell>
          <table:table-cell office:value-type="float" office:value="0.076175" calcext:value-type="float">
            <text:p>0.076175</text:p>
          </table:table-cell>
          <table:table-cell/>
          <table:table-cell office:value-type="float" office:value="0.000685714285714286" calcext:value-type="float">
            <text:p>0.000685714285714286</text:p>
          </table:table-cell>
          <table:table-cell office:value-type="float" office:value="0.00561428571428572" calcext:value-type="float">
            <text:p>0.00561428571428572</text:p>
          </table:table-cell>
          <table:table-cell table:number-columns-repeated="3"/>
        </table:table-row>
        <table:table-row table:style-name="ro1">
          <table:table-cell office:value-type="float" office:value="0.000628571428571429" calcext:value-type="float">
            <text:p>0.000628571428571429</text:p>
          </table:table-cell>
          <table:table-cell office:value-type="float" office:value="0.00694285714285714" calcext:value-type="float">
            <text:p>0.00694285714285714</text:p>
          </table:table-cell>
          <table:table-cell/>
          <table:table-cell office:value-type="float" office:value="0.000842857142857143" calcext:value-type="float">
            <text:p>0.000842857142857143</text:p>
          </table:table-cell>
          <table:table-cell office:value-type="float" office:value="0.0081" calcext:value-type="float">
            <text:p>0.0081</text:p>
          </table:table-cell>
          <table:table-cell table:number-columns-repeated="3"/>
        </table:table-row>
        <table:table-row table:style-name="ro1">
          <table:table-cell office:value-type="float" office:value="0.000857142857142857" calcext:value-type="float">
            <text:p>0.000857142857142857</text:p>
          </table:table-cell>
          <table:table-cell office:value-type="float" office:value="0.148814285714286" calcext:value-type="float">
            <text:p>0.148814285714286</text:p>
          </table:table-cell>
          <table:table-cell/>
          <table:table-cell office:value-type="float" office:value="0.00107142857142857" calcext:value-type="float">
            <text:p>0.00107142857142857</text:p>
          </table:table-cell>
          <table:table-cell office:value-type="float" office:value="0.0391714285714286" calcext:value-type="float">
            <text:p>0.0391714285714286</text:p>
          </table:table-cell>
          <table:table-cell table:number-columns-repeated="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708333333333333" calcext:value-type="float">
            <text:p>0.00708333333333333</text:p>
          </table:table-cell>
          <table:table-cell/>
          <table:table-cell office:value-type="float" office:value="0.00142857142857143" calcext:value-type="float">
            <text:p>0.00142857142857143</text:p>
          </table:table-cell>
          <table:table-cell office:value-type="float" office:value="0.1305" calcext:value-type="float">
            <text:p>0.1305</text:p>
          </table:table-cell>
          <table:table-cell table:number-columns-repeated="3"/>
        </table:table-row>
        <table:table-row table:style-name="ro1">
          <table:table-cell office:value-type="float" office:value="0.00115" calcext:value-type="float">
            <text:p>0.00115</text:p>
          </table:table-cell>
          <table:table-cell office:value-type="float" office:value="0.0105166666666667" calcext:value-type="float">
            <text:p>0.0105166666666667</text:p>
          </table:table-cell>
          <table:table-cell/>
          <table:table-cell office:value-type="float" office:value="0.00108333333333333" calcext:value-type="float">
            <text:p>0.00108333333333333</text:p>
          </table:table-cell>
          <table:table-cell office:value-type="float" office:value="0.00618333333333333" calcext:value-type="float">
            <text:p>0.00618333333333333</text:p>
          </table:table-cell>
          <table:table-cell table:number-columns-repeated="3"/>
        </table:table-row>
        <table:table-row table:style-name="ro1">
          <table:table-cell office:value-type="float" office:value="0.0013" calcext:value-type="float">
            <text:p>0.0013</text:p>
          </table:table-cell>
          <table:table-cell office:value-type="float" office:value="0.0109833333333333" calcext:value-type="float">
            <text:p>0.0109833333333333</text:p>
          </table:table-cell>
          <table:table-cell/>
          <table:table-cell office:value-type="float" office:value="0.00121666666666667" calcext:value-type="float">
            <text:p>0.00121666666666667</text:p>
          </table:table-cell>
          <table:table-cell office:value-type="float" office:value="0.00661666666666667" calcext:value-type="float">
            <text:p>0.00661666666666667</text:p>
          </table:table-cell>
          <table:table-cell table:number-columns-repeated="3"/>
        </table:table-row>
        <table:table-row table:style-name="ro1">
          <table:table-cell office:value-type="float" office:value="0.00146666666666667" calcext:value-type="float">
            <text:p>0.00146666666666667</text:p>
          </table:table-cell>
          <table:table-cell office:value-type="float" office:value="0.0112333333333333" calcext:value-type="float">
            <text:p>0.0112333333333333</text:p>
          </table:table-cell>
          <table:table-cell/>
          <table:table-cell office:value-type="float" office:value="0.00136666666666667" calcext:value-type="float">
            <text:p>0.00136666666666667</text:p>
          </table:table-cell>
          <table:table-cell office:value-type="float" office:value="0.0110833333333333" calcext:value-type="float">
            <text:p>0.0110833333333333</text:p>
          </table:table-cell>
          <table:table-cell table:number-columns-repeated="3"/>
        </table:table-row>
        <table:table-row table:style-name="ro1">
          <table:table-cell office:value-type="float" office:value="0.00163333333333333" calcext:value-type="float">
            <text:p>0.00163333333333333</text:p>
          </table:table-cell>
          <table:table-cell office:value-type="float" office:value="0.0115833333333333" calcext:value-type="float">
            <text:p>0.0115833333333333</text:p>
          </table:table-cell>
          <table:table-cell/>
          <table:table-cell office:value-type="float" office:value="0.00151666666666667" calcext:value-type="float">
            <text:p>0.00151666666666667</text:p>
          </table:table-cell>
          <table:table-cell office:value-type="float" office:value="0.0116166666666667" calcext:value-type="float">
            <text:p>0.0116166666666667</text:p>
          </table:table-cell>
          <table:table-cell table:number-columns-repeated="3"/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17833333333333" calcext:value-type="float">
            <text:p>0.0117833333333333</text:p>
          </table:table-cell>
          <table:table-cell/>
          <table:table-cell office:value-type="float" office:value="0.00171666666666667" calcext:value-type="float">
            <text:p>0.00171666666666667</text:p>
          </table:table-cell>
          <table:table-cell office:value-type="float" office:value="0.172766666666667" calcext:value-type="float">
            <text:p>0.172766666666667</text:p>
          </table:table-cell>
          <table:table-cell table:number-columns-repeated="3"/>
        </table:table-row>
        <table:table-row table:style-name="ro1">
          <table:table-cell office:value-type="float" office:value="0.00223333333333333" calcext:value-type="float">
            <text:p>0.00223333333333333</text:p>
          </table:table-cell>
          <table:table-cell office:value-type="float" office:value="0.0193666666666667" calcext:value-type="float">
            <text:p>0.0193666666666667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744" calcext:value-type="float">
            <text:p>0.00744</text:p>
          </table:table-cell>
          <table:table-cell table:number-columns-repeated="3"/>
        </table:table-row>
        <table:table-row table:style-name="ro1">
          <table:table-cell office:value-type="float" office:value="0.00278333333333333" calcext:value-type="float">
            <text:p>0.00278333333333333</text:p>
          </table:table-cell>
          <table:table-cell office:value-type="float" office:value="0.0638166666666667" calcext:value-type="float">
            <text:p>0.0638166666666667</text:p>
          </table:table-cell>
          <table:table-cell/>
          <table:table-cell office:value-type="float" office:value="0.00146" calcext:value-type="float">
            <text:p>0.00146</text:p>
          </table:table-cell>
          <table:table-cell office:value-type="float" office:value="0.00744" calcext:value-type="float">
            <text:p>0.00744</text:p>
          </table:table-cell>
          <table:table-cell table:number-columns-repeated="3"/>
        </table:table-row>
        <table:table-row table:style-name="ro1">
          <table:table-cell office:value-type="float" office:value="0.00353333333333333" calcext:value-type="float">
            <text:p>0.00353333333333333</text:p>
          </table:table-cell>
          <table:table-cell office:value-type="float" office:value="0.169566666666667" calcext:value-type="float">
            <text:p>0.169566666666667</text:p>
          </table:table-cell>
          <table:table-cell/>
          <table:table-cell office:value-type="float" office:value="0.00158" calcext:value-type="float">
            <text:p>0.00158</text:p>
          </table:table-cell>
          <table:table-cell office:value-type="float" office:value="0.0076" calcext:value-type="float">
            <text:p>0.0076</text:p>
          </table:table-cell>
          <table:table-cell table:number-columns-repeated="3"/>
        </table:table-row>
        <table:table-row table:style-name="ro1">
          <table:table-cell office:value-type="float" office:value="0.00082" calcext:value-type="float">
            <text:p>0.00082</text:p>
          </table:table-cell>
          <table:table-cell office:value-type="float" office:value="0.00358" calcext:value-type="float">
            <text:p>0.00358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01074" calcext:value-type="float">
            <text:p>0.01074</text:p>
          </table:table-cell>
          <table:table-cell table:number-columns-repeated="3"/>
        </table:table-row>
        <table:table-row table:style-name="ro1">
          <table:table-cell office:value-type="float" office:value="0.00094" calcext:value-type="float">
            <text:p>0.00094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0.00242" calcext:value-type="float">
            <text:p>0.00242</text:p>
          </table:table-cell>
          <table:table-cell office:value-type="float" office:value="0.12728" calcext:value-type="float">
            <text:p>0.12728</text:p>
          </table:table-cell>
          <table:table-cell table:number-columns-repeated="3"/>
        </table:table-row>
        <table:table-row table:style-name="ro1">
          <table:table-cell office:value-type="float" office:value="0.00104" calcext:value-type="float">
            <text:p>0.00104</text:p>
          </table:table-cell>
          <table:table-cell office:value-type="float" office:value="0.00494" calcext:value-type="float">
            <text:p>0.00494</text:p>
          </table:table-cell>
          <table:table-cell/>
          <table:table-cell office:value-type="float" office:value="0.001575" calcext:value-type="float">
            <text:p>0.001575</text:p>
          </table:table-cell>
          <table:table-cell office:value-type="float" office:value="0.008325" calcext:value-type="float">
            <text:p>0.008325</text:p>
          </table:table-cell>
          <table:table-cell table:number-columns-repeated="3"/>
        </table:table-row>
        <table:table-row table:style-name="ro1">
          <table:table-cell office:value-type="float" office:value="0.0011" calcext:value-type="float">
            <text:p>0.0011</text:p>
          </table:table-cell>
          <table:table-cell office:value-type="float" office:value="0.00496" calcext:value-type="float">
            <text:p>0.00496</text:p>
          </table:table-cell>
          <table:table-cell/>
          <table:table-cell office:value-type="float" office:value="0.00165" calcext:value-type="float">
            <text:p>0.00165</text:p>
          </table:table-cell>
          <table:table-cell office:value-type="float" office:value="0.009975" calcext:value-type="float">
            <text:p>0.009975</text:p>
          </table:table-cell>
          <table:table-cell table:number-columns-repeated="3"/>
        </table:table-row>
        <table:table-row table:style-name="ro1">
          <table:table-cell office:value-type="float" office:value="0.0011" calcext:value-type="float">
            <text:p>0.0011</text:p>
          </table:table-cell>
          <table:table-cell office:value-type="float" office:value="0.02036" calcext:value-type="float">
            <text:p>0.02036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16875" calcext:value-type="float">
            <text:p>0.016875</text:p>
          </table:table-cell>
          <table:table-cell table:number-columns-repeated="3"/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0.02302" calcext:value-type="float">
            <text:p>0.02302</text:p>
          </table:table-cell>
          <table:table-cell/>
          <table:table-cell office:value-type="float" office:value="0.001925" calcext:value-type="float">
            <text:p>0.001925</text:p>
          </table:table-cell>
          <table:table-cell office:value-type="float" office:value="0.01895" calcext:value-type="float">
            <text:p>0.01895</text:p>
          </table:table-cell>
          <table:table-cell table:number-columns-repeated="3"/>
        </table:table-row>
        <table:table-row table:style-name="ro1">
          <table:table-cell office:value-type="float" office:value="0.00132" calcext:value-type="float">
            <text:p>0.00132</text:p>
          </table:table-cell>
          <table:table-cell office:value-type="float" office:value="0.03142" calcext:value-type="float">
            <text:p>0.03142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20075" calcext:value-type="float">
            <text:p>0.020075</text:p>
          </table:table-cell>
          <table:table-cell table:number-columns-repeated="3"/>
        </table:table-row>
        <table:table-row table:style-name="ro1">
          <table:table-cell office:value-type="float" office:value="0.00154" calcext:value-type="float">
            <text:p>0.00154</text:p>
          </table:table-cell>
          <table:table-cell office:value-type="float" office:value="0.03668" calcext:value-type="float">
            <text:p>0.03668</text:p>
          </table:table-cell>
          <table:table-cell/>
          <table:table-cell office:value-type="float" office:value="0.00245" calcext:value-type="float">
            <text:p>0.00245</text:p>
          </table:table-cell>
          <table:table-cell office:value-type="float" office:value="0.020475" calcext:value-type="float">
            <text:p>0.020475</text:p>
          </table:table-cell>
          <table:table-cell table:number-columns-repeated="3"/>
        </table:table-row>
        <table:table-row table:style-name="ro1">
          <table:table-cell office:value-type="float" office:value="0.00206" calcext:value-type="float">
            <text:p>0.00206</text:p>
          </table:table-cell>
          <table:table-cell office:value-type="float" office:value="0.0367" calcext:value-type="float">
            <text:p>0.0367</text:p>
          </table:table-cell>
          <table:table-cell/>
          <table:table-cell office:value-type="float" office:value="0.002825" calcext:value-type="float">
            <text:p>0.002825</text:p>
          </table:table-cell>
          <table:table-cell office:value-type="float" office:value="0.0208" calcext:value-type="float">
            <text:p>0.0208</text:p>
          </table:table-cell>
          <table:table-cell table:number-columns-repeated="3"/>
        </table:table-row>
        <table:table-row table:style-name="ro1">
          <table:table-cell office:value-type="float" office:value="0.00312" calcext:value-type="float">
            <text:p>0.00312</text:p>
          </table:table-cell>
          <table:table-cell office:value-type="float" office:value="0.03672" calcext:value-type="float">
            <text:p>0.03672</text:p>
          </table:table-cell>
          <table:table-cell/>
          <table:table-cell office:value-type="float" office:value="0.0033" calcext:value-type="float">
            <text:p>0.0033</text:p>
          </table:table-cell>
          <table:table-cell office:value-type="float" office:value="0.02665" calcext:value-type="float">
            <text:p>0.02665</text:p>
          </table:table-cell>
          <table:table-cell table:number-columns-repeated="3"/>
        </table:table-row>
        <table:table-row table:style-name="ro1">
          <table:table-cell office:value-type="float" office:value="0.00448" calcext:value-type="float">
            <text:p>0.00448</text:p>
          </table:table-cell>
          <table:table-cell office:value-type="float" office:value="0.04122" calcext:value-type="float">
            <text:p>0.04122</text:p>
          </table:table-cell>
          <table:table-cell/>
          <table:table-cell office:value-type="float" office:value="0.00375" calcext:value-type="float">
            <text:p>0.00375</text:p>
          </table:table-cell>
          <table:table-cell office:value-type="float" office:value="0.026925" calcext:value-type="float">
            <text:p>0.026925</text:p>
          </table:table-cell>
          <table:table-cell table:number-columns-repeated="3"/>
        </table:table-row>
        <table:table-row table:style-name="ro1">
          <table:table-cell office:value-type="float" office:value="0.00624" calcext:value-type="float">
            <text:p>0.00624</text:p>
          </table:table-cell>
          <table:table-cell office:value-type="float" office:value="0.1081" calcext:value-type="float">
            <text:p>0.1081</text:p>
          </table:table-cell>
          <table:table-cell/>
          <table:table-cell office:value-type="float" office:value="0.00435" calcext:value-type="float">
            <text:p>0.00435</text:p>
          </table:table-cell>
          <table:table-cell office:value-type="float" office:value="0.027475" calcext:value-type="float">
            <text:p>0.027475</text:p>
          </table:table-cell>
          <table:table-cell table:number-columns-repeated="3"/>
        </table:table-row>
        <table:table-row table:style-name="ro1">
          <table:table-cell office:value-type="float" office:value="0.00812" calcext:value-type="float">
            <text:p>0.00812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00595" calcext:value-type="float">
            <text:p>0.00595</text:p>
          </table:table-cell>
          <table:table-cell office:value-type="float" office:value="0.04245" calcext:value-type="float">
            <text:p>0.04245</text:p>
          </table:table-cell>
          <table:table-cell table:number-columns-repeated="3"/>
        </table:table-row>
        <table:table-row table:style-name="ro1">
          <table:table-cell office:value-type="float" office:value="0.01156" calcext:value-type="float">
            <text:p>0.01156</text:p>
          </table:table-cell>
          <table:table-cell office:value-type="float" office:value="0.19384" calcext:value-type="float">
            <text:p>0.19384</text:p>
          </table:table-cell>
          <table:table-cell/>
          <table:table-cell office:value-type="float" office:value="0.009025" calcext:value-type="float">
            <text:p>0.009025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001025" calcext:value-type="float">
            <text:p>0.001025</text:p>
          </table:table-cell>
          <table:table-cell/>
          <table:table-cell office:value-type="float" office:value="0.010975" calcext:value-type="float">
            <text:p>0.010975</text:p>
          </table:table-cell>
          <table:table-cell office:value-type="float" office:value="0.046725" calcext:value-type="float">
            <text:p>0.046725</text:p>
          </table:table-cell>
          <table:table-cell table:number-columns-repeated="3"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00105" calcext:value-type="float">
            <text:p>0.00105</text:p>
          </table:table-cell>
          <table:table-cell/>
          <table:table-cell office:value-type="float" office:value="0.011975" calcext:value-type="float">
            <text:p>0.011975</text:p>
          </table:table-cell>
          <table:table-cell office:value-type="float" office:value="0.047225" calcext:value-type="float">
            <text:p>0.047225</text:p>
          </table:table-cell>
          <table:table-cell table:number-columns-repeated="3"/>
        </table:table-row>
        <table:table-row table:style-name="ro1">
          <table:table-cell office:value-type="float" office:value="0.000325" calcext:value-type="float">
            <text:p>0.000325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1235" calcext:value-type="float">
            <text:p>0.01235</text:p>
          </table:table-cell>
          <table:table-cell office:value-type="float" office:value="0.049575" calcext:value-type="float">
            <text:p>0.049575</text:p>
          </table:table-cell>
          <table:table-cell table:number-columns-repeated="3"/>
        </table:table-row>
        <table:table-row table:style-name="ro1">
          <table:table-cell office:value-type="float" office:value="0.000375" calcext:value-type="float">
            <text:p>0.000375</text:p>
          </table:table-cell>
          <table:table-cell office:value-type="float" office:value="0.001125" calcext:value-type="float">
            <text:p>0.001125</text:p>
          </table:table-cell>
          <table:table-cell/>
          <table:table-cell office:value-type="float" office:value="0.012925" calcext:value-type="float">
            <text:p>0.012925</text:p>
          </table:table-cell>
          <table:table-cell office:value-type="float" office:value="0.05295" calcext:value-type="float">
            <text:p>0.05295</text:p>
          </table:table-cell>
          <table:table-cell table:number-columns-repeated="3"/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0.001175" calcext:value-type="float">
            <text:p>0.001175</text:p>
          </table:table-cell>
          <table:table-cell/>
          <table:table-cell office:value-type="float" office:value="0.013925" calcext:value-type="float">
            <text:p>0.013925</text:p>
          </table:table-cell>
          <table:table-cell office:value-type="float" office:value="0.05365" calcext:value-type="float">
            <text:p>0.05365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35.766cm" svg:height="21.163cm" svg:x="11.62cm" svg:y="0.531cm">
            <draw:object draw:notify-on-update-of-ranges="Sheet2.A1:Sheet2.A1 Sheet2.A2:Sheet2.A52 Sheet2.B1:Sheet2.B1 Sheet2.B2:Sheet2.B52 Sheet2.D1:Sheet2.D1 Sheet2.D2:Sheet2.D52 Sheet2.E1:Sheet2.E1 Sheet2.E2:Sheet2.E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μ Fitness (90/10)</text:p>
          </table:table-cell>
          <table:table-cell office:value-type="string" calcext:value-type="string">
            <text:p>Best Fitness (90/10)</text:p>
          </table:table-cell>
          <table:table-cell/>
          <table:table-cell office:value-type="string" calcext:value-type="string">
            <text:p>μ Fitness (100/100)</text:p>
          </table:table-cell>
          <table:table-cell office:value-type="string" calcext:value-type="string">
            <text:p>Best Fitness (100/100)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3" calcext:value-type="float">
            <text:p>0.00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.00016</text:p>
          </table:table-cell>
          <table:table-cell table:number-columns-repeated="16"/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0.00059" calcext:value-type="float">
            <text:p>0.00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" calcext:value-type="float">
            <text:p>0.00028</text:p>
          </table:table-cell>
          <table:table-cell table:number-columns-repeated="16"/>
        </table:table-row>
        <table:table-row table:style-name="ro1">
          <table:table-cell office:value-type="float" office:value="0.00004" calcext:value-type="float">
            <text:p>0.00004</text:p>
          </table:table-cell>
          <table:table-cell office:value-type="float" office:value="0.00098" calcext:value-type="float">
            <text:p>0.00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16"/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142" calcext:value-type="float">
            <text:p>0.00142</text:p>
          </table:table-cell>
          <table:table-cell/>
          <table:table-cell office:value-type="float" office:value="0.00001" calcext:value-type="float">
            <text:p>0.00001</text:p>
          </table:table-cell>
          <table:table-cell office:value-type="float" office:value="0.00037" calcext:value-type="float">
            <text:p>0.00037</text:p>
          </table:table-cell>
          <table:table-cell table:number-columns-repeated="16"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0.10179" calcext:value-type="float">
            <text:p>0.10179</text:p>
          </table:table-cell>
          <table:table-cell/>
          <table:table-cell office:value-type="float" office:value="0.00001" calcext:value-type="float">
            <text:p>0.00001</text:p>
          </table:table-cell>
          <table:table-cell office:value-type="float" office:value="0.00047" calcext:value-type="float">
            <text:p>0.00047</text:p>
          </table:table-cell>
          <table:table-cell table:number-columns-repeated="16"/>
        </table:table-row>
        <table:table-row table:style-name="ro1">
          <table:table-cell office:value-type="float" office:value="0.000188888888888889" calcext:value-type="float">
            <text:p>0.000188888888888889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0.00004" calcext:value-type="float">
            <text:p>0.00004</text:p>
          </table:table-cell>
          <table:table-cell office:value-type="float" office:value="0.00068" calcext:value-type="float">
            <text:p>0.00068</text:p>
          </table:table-cell>
          <table:table-cell table:number-columns-repeated="16"/>
        </table:table-row>
        <table:table-row table:style-name="ro1">
          <table:table-cell office:value-type="float" office:value="0.000244444444444444" calcext:value-type="float">
            <text:p>0.000244444444444444</text:p>
          </table:table-cell>
          <table:table-cell office:value-type="float" office:value="0.00232222222222222" calcext:value-type="float">
            <text:p>0.00232222222222222</text:p>
          </table:table-cell>
          <table:table-cell/>
          <table:table-cell office:value-type="float" office:value="0.00007" calcext:value-type="float">
            <text:p>0.00007</text:p>
          </table:table-cell>
          <table:table-cell office:value-type="float" office:value="0.00094" calcext:value-type="float">
            <text:p>0.00094</text:p>
          </table:table-cell>
          <table:table-cell table:number-columns-repeated="16"/>
        </table:table-row>
        <table:table-row table:style-name="ro1">
          <table:table-cell office:value-type="float" office:value="0.000288888888888889" calcext:value-type="float">
            <text:p>0.000288888888888889</text:p>
          </table:table-cell>
          <table:table-cell office:value-type="float" office:value="0.00242222222222222" calcext:value-type="float">
            <text:p>0.00242222222222222</text:p>
          </table:table-cell>
          <table:table-cell/>
          <table:table-cell office:value-type="float" office:value="0.00011" calcext:value-type="float">
            <text:p>0.00011</text:p>
          </table:table-cell>
          <table:table-cell office:value-type="float" office:value="0.00111" calcext:value-type="float">
            <text:p>0.00111</text:p>
          </table:table-cell>
          <table:table-cell table:number-columns-repeated="16"/>
        </table:table-row>
        <table:table-row table:style-name="ro1">
          <table:table-cell office:value-type="float" office:value="0.000388888888888889" calcext:value-type="float">
            <text:p>0.000388888888888889</text:p>
          </table:table-cell>
          <table:table-cell office:value-type="float" office:value="0.00264444444444444" calcext:value-type="float">
            <text:p>0.00264444444444444</text:p>
          </table:table-cell>
          <table:table-cell/>
          <table:table-cell office:value-type="float" office:value="0.00016" calcext:value-type="float">
            <text:p>0.00016</text:p>
          </table:table-cell>
          <table:table-cell office:value-type="float" office:value="0.00173" calcext:value-type="float">
            <text:p>0.00173</text:p>
          </table:table-cell>
          <table:table-cell table:number-columns-repeated="16"/>
        </table:table-row>
        <table:table-row table:style-name="ro1">
          <table:table-cell office:value-type="float" office:value="0.000522222222222222" calcext:value-type="float">
            <text:p>0.000522222222222222</text:p>
          </table:table-cell>
          <table:table-cell office:value-type="float" office:value="0.00293333333333333" calcext:value-type="float">
            <text:p>0.00293333333333333</text:p>
          </table:table-cell>
          <table:table-cell/>
          <table:table-cell office:value-type="float" office:value="0.00021" calcext:value-type="float">
            <text:p>0.00021</text:p>
          </table:table-cell>
          <table:table-cell office:value-type="float" office:value="0.00184" calcext:value-type="float">
            <text:p>0.00184</text:p>
          </table:table-cell>
          <table:table-cell table:number-columns-repeated="16"/>
        </table:table-row>
        <table:table-row table:style-name="ro1">
          <table:table-cell office:value-type="float" office:value="0.000622222222222222" calcext:value-type="float">
            <text:p>0.000622222222222222</text:p>
          </table:table-cell>
          <table:table-cell office:value-type="float" office:value="0.00343333333333333" calcext:value-type="float">
            <text:p>0.00343333333333333</text:p>
          </table:table-cell>
          <table:table-cell/>
          <table:table-cell office:value-type="float" office:value="0.00025" calcext:value-type="float">
            <text:p>0.00025</text:p>
          </table:table-cell>
          <table:table-cell office:value-type="float" office:value="0.00495" calcext:value-type="float">
            <text:p>0.00495</text:p>
          </table:table-cell>
          <table:table-cell table:number-columns-repeated="16"/>
        </table:table-row>
        <table:table-row table:style-name="ro1">
          <table:table-cell office:value-type="float" office:value="0.000744444444444445" calcext:value-type="float">
            <text:p>0.000744444444444445</text:p>
          </table:table-cell>
          <table:table-cell office:value-type="float" office:value="0.00438888888888889" calcext:value-type="float">
            <text:p>0.00438888888888889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0047" calcext:value-type="float">
            <text:p>0.0047</text:p>
          </table:table-cell>
          <table:table-cell table:number-columns-repeated="16"/>
        </table:table-row>
        <table:table-row table:style-name="ro1">
          <table:table-cell office:value-type="float" office:value="0.000822222222222222" calcext:value-type="float">
            <text:p>0.000822222222222222</text:p>
          </table:table-cell>
          <table:table-cell office:value-type="float" office:value="0.00425555555555556" calcext:value-type="float">
            <text:p>0.00425555555555556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0057" calcext:value-type="float">
            <text:p>0.0057</text:p>
          </table:table-cell>
          <table:table-cell table:number-columns-repeated="16"/>
        </table:table-row>
        <table:table-row table:style-name="ro1">
          <table:table-cell office:value-type="float" office:value="0.000944444444444445" calcext:value-type="float">
            <text:p>0.000944444444444445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0.00063" calcext:value-type="float">
            <text:p>0.00063</text:p>
          </table:table-cell>
          <table:table-cell office:value-type="float" office:value="0.07818" calcext:value-type="float">
            <text:p>0.07818</text:p>
          </table:table-cell>
          <table:table-cell table:number-columns-repeated="16"/>
        </table:table-row>
        <table:table-row table:style-name="ro1">
          <table:table-cell office:value-type="float" office:value="0.00101111111111111" calcext:value-type="float">
            <text:p>0.00101111111111111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0.00149" calcext:value-type="float">
            <text:p>0.00149</text:p>
          </table:table-cell>
          <table:table-cell office:value-type="float" office:value="0.16008" calcext:value-type="float">
            <text:p>0.16008</text:p>
          </table:table-cell>
          <table:table-cell table:number-columns-repeated="16"/>
        </table:table-row>
        <table:table-row table:style-name="ro1">
          <table:table-cell office:value-type="float" office:value="0.00116666666666667" calcext:value-type="float">
            <text:p>0.00116666666666667</text:p>
          </table:table-cell>
          <table:table-cell office:value-type="float" office:value="0.00517777777777778" calcext:value-type="float">
            <text:p>0.00517777777777778</text:p>
          </table:table-cell>
          <table:table-cell/>
          <table:table-cell office:value-type="float" office:value="0.00293333333333333" calcext:value-type="float">
            <text:p>0.00293333333333333</text:p>
          </table:table-cell>
          <table:table-cell office:value-type="float" office:value="0.117666666666667" calcext:value-type="float">
            <text:p>0.117666666666667</text:p>
          </table:table-cell>
          <table:table-cell table:number-columns-repeated="16"/>
        </table:table-row>
        <table:table-row table:style-name="ro1">
          <table:table-cell office:value-type="float" office:value="0.00127777777777778" calcext:value-type="float">
            <text:p>0.00127777777777778</text:p>
          </table:table-cell>
          <table:table-cell office:value-type="float" office:value="0.0123" calcext:value-type="float">
            <text:p>0.0123</text:p>
          </table:table-cell>
          <table:table-cell/>
          <table:table-cell office:value-type="float" office:value="0.0009375" calcext:value-type="float">
            <text:p>0.0009375</text:p>
          </table:table-cell>
          <table:table-cell office:value-type="float" office:value="0.0072625" calcext:value-type="float">
            <text:p>0.0072625</text:p>
          </table:table-cell>
          <table:table-cell table:number-columns-repeated="16"/>
        </table:table-row>
        <table:table-row table:style-name="ro1">
          <table:table-cell office:value-type="float" office:value="0.00141111111111111" calcext:value-type="float">
            <text:p>0.00141111111111111</text:p>
          </table:table-cell>
          <table:table-cell office:value-type="float" office:value="0.0132777777777778" calcext:value-type="float">
            <text:p>0.0132777777777778</text:p>
          </table:table-cell>
          <table:table-cell/>
          <table:table-cell office:value-type="float" office:value="0.00125" calcext:value-type="float">
            <text:p>0.00125</text:p>
          </table:table-cell>
          <table:table-cell office:value-type="float" office:value="0.0088125" calcext:value-type="float">
            <text:p>0.0088125</text:p>
          </table:table-cell>
          <table:table-cell table:number-columns-repeated="16"/>
        </table:table-row>
        <table:table-row table:style-name="ro1">
          <table:table-cell office:value-type="float" office:value="0.00241111111111111" calcext:value-type="float">
            <text:p>0.00241111111111111</text:p>
          </table:table-cell>
          <table:table-cell office:value-type="float" office:value="0.0138222222222222" calcext:value-type="float">
            <text:p>0.0138222222222222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11" calcext:value-type="float">
            <text:p>0.011</text:p>
          </table:table-cell>
          <table:table-cell table:number-columns-repeated="16"/>
        </table:table-row>
        <table:table-row table:style-name="ro1">
          <table:table-cell office:value-type="float" office:value="0.00461111111111111" calcext:value-type="float">
            <text:p>0.00461111111111111</text:p>
          </table:table-cell>
          <table:table-cell office:value-type="float" office:value="0.0143777777777778" calcext:value-type="float">
            <text:p>0.0143777777777778</text:p>
          </table:table-cell>
          <table:table-cell/>
          <table:table-cell office:value-type="float" office:value="0.0020125" calcext:value-type="float">
            <text:p>0.0020125</text:p>
          </table:table-cell>
          <table:table-cell office:value-type="float" office:value="0.01205" calcext:value-type="float">
            <text:p>0.01205</text:p>
          </table:table-cell>
          <table:table-cell table:number-columns-repeated="16"/>
        </table:table-row>
        <table:table-row table:style-name="ro1">
          <table:table-cell office:value-type="float" office:value="0.00507777777777778" calcext:value-type="float">
            <text:p>0.00507777777777778</text:p>
          </table:table-cell>
          <table:table-cell office:value-type="float" office:value="0.0209444444444444" calcext:value-type="float">
            <text:p>0.0209444444444444</text:p>
          </table:table-cell>
          <table:table-cell/>
          <table:table-cell office:value-type="float" office:value="0.0022875" calcext:value-type="float">
            <text:p>0.0022875</text:p>
          </table:table-cell>
          <table:table-cell office:value-type="float" office:value="0.0281875" calcext:value-type="float">
            <text:p>0.0281875</text:p>
          </table:table-cell>
          <table:table-cell table:number-columns-repeated="16"/>
        </table:table-row>
        <table:table-row table:style-name="ro1">
          <table:table-cell office:value-type="float" office:value="0.00522222222222222" calcext:value-type="float">
            <text:p>0.00522222222222222</text:p>
          </table:table-cell>
          <table:table-cell office:value-type="float" office:value="0.0212444444444444" calcext:value-type="float">
            <text:p>0.0212444444444444</text:p>
          </table:table-cell>
          <table:table-cell/>
          <table:table-cell office:value-type="float" office:value="0.0026875" calcext:value-type="float">
            <text:p>0.0026875</text:p>
          </table:table-cell>
          <table:table-cell office:value-type="float" office:value="0.05555" calcext:value-type="float">
            <text:p>0.05555</text:p>
          </table:table-cell>
          <table:table-cell table:number-columns-repeated="16"/>
        </table:table-row>
        <table:table-row table:style-name="ro1">
          <table:table-cell office:value-type="float" office:value="0.00538888888888889" calcext:value-type="float">
            <text:p>0.00538888888888889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0.00318571428571429" calcext:value-type="float">
            <text:p>0.00318571428571429</text:p>
          </table:table-cell>
          <table:table-cell office:value-type="float" office:value="0.0137428571428571" calcext:value-type="float">
            <text:p>0.0137428571428571</text:p>
          </table:table-cell>
          <table:table-cell table:number-columns-repeated="16"/>
        </table:table-row>
        <table:table-row table:style-name="ro1">
          <table:table-cell office:value-type="float" office:value="0.0062375" calcext:value-type="float">
            <text:p>0.0062375</text:p>
          </table:table-cell>
          <table:table-cell office:value-type="float" office:value="0.038525" calcext:value-type="float">
            <text:p>0.038525</text:p>
          </table:table-cell>
          <table:table-cell/>
          <table:table-cell office:value-type="float" office:value="0.00345714285714286" calcext:value-type="float">
            <text:p>0.00345714285714286</text:p>
          </table:table-cell>
          <table:table-cell office:value-type="float" office:value="0.014" calcext:value-type="float">
            <text:p>0.014</text:p>
          </table:table-cell>
          <table:table-cell table:number-columns-repeated="16"/>
        </table:table-row>
        <table:table-row table:style-name="ro1">
          <table:table-cell office:value-type="float" office:value="0.0065875" calcext:value-type="float">
            <text:p>0.0065875</text:p>
          </table:table-cell>
          <table:table-cell office:value-type="float" office:value="0.0398875" calcext:value-type="float">
            <text:p>0.0398875</text:p>
          </table:table-cell>
          <table:table-cell/>
          <table:table-cell office:value-type="float" office:value="0.0036" calcext:value-type="float">
            <text:p>0.0036</text:p>
          </table:table-cell>
          <table:table-cell office:value-type="float" office:value="0.0164571428571429" calcext:value-type="float">
            <text:p>0.0164571428571429</text:p>
          </table:table-cell>
          <table:table-cell table:number-columns-repeated="16"/>
        </table:table-row>
        <table:table-row table:style-name="ro1">
          <table:table-cell office:value-type="float" office:value="0.0076375" calcext:value-type="float">
            <text:p>0.0076375</text:p>
          </table:table-cell>
          <table:table-cell office:value-type="float" office:value="0.072325" calcext:value-type="float">
            <text:p>0.072325</text:p>
          </table:table-cell>
          <table:table-cell/>
          <table:table-cell office:value-type="float" office:value="0.00387142857142857" calcext:value-type="float">
            <text:p>0.00387142857142857</text:p>
          </table:table-cell>
          <table:table-cell office:value-type="float" office:value="0.0212714285714286" calcext:value-type="float">
            <text:p>0.0212714285714286</text:p>
          </table:table-cell>
          <table:table-cell table:number-columns-repeated="16"/>
        </table:table-row>
        <table:table-row table:style-name="ro1">
          <table:table-cell office:value-type="float" office:value="0.009775" calcext:value-type="float">
            <text:p>0.009775</text:p>
          </table:table-cell>
          <table:table-cell office:value-type="float" office:value="0.079975" calcext:value-type="float">
            <text:p>0.079975</text:p>
          </table:table-cell>
          <table:table-cell/>
          <table:table-cell office:value-type="float" office:value="0.00405714285714286" calcext:value-type="float">
            <text:p>0.00405714285714286</text:p>
          </table:table-cell>
          <table:table-cell office:value-type="float" office:value="0.0197285714285714" calcext:value-type="float">
            <text:p>0.0197285714285714</text:p>
          </table:table-cell>
          <table:table-cell table:number-columns-repeated="16"/>
        </table:table-row>
        <table:table-row table:style-name="ro1">
          <table:table-cell office:value-type="float" office:value="0.00204285714285714" calcext:value-type="float">
            <text:p>0.00204285714285714</text:p>
          </table:table-cell>
          <table:table-cell office:value-type="float" office:value="0.00474285714285714" calcext:value-type="float">
            <text:p>0.00474285714285714</text:p>
          </table:table-cell>
          <table:table-cell/>
          <table:table-cell office:value-type="float" office:value="0.00421428571428572" calcext:value-type="float">
            <text:p>0.00421428571428572</text:p>
          </table:table-cell>
          <table:table-cell office:value-type="float" office:value="0.0170571428571429" calcext:value-type="float">
            <text:p>0.0170571428571429</text:p>
          </table:table-cell>
          <table:table-cell table:number-columns-repeated="16"/>
        </table:table-row>
        <table:table-row table:style-name="ro1">
          <table:table-cell office:value-type="float" office:value="0.00207142857142857" calcext:value-type="float">
            <text:p>0.00207142857142857</text:p>
          </table:table-cell>
          <table:table-cell office:value-type="float" office:value="0.00472857142857143" calcext:value-type="float">
            <text:p>0.00472857142857143</text:p>
          </table:table-cell>
          <table:table-cell/>
          <table:table-cell office:value-type="float" office:value="0.00452857142857143" calcext:value-type="float">
            <text:p>0.00452857142857143</text:p>
          </table:table-cell>
          <table:table-cell office:value-type="float" office:value="0.0177571428571429" calcext:value-type="float">
            <text:p>0.0177571428571429</text:p>
          </table:table-cell>
          <table:table-cell table:number-columns-repeated="16"/>
        </table:table-row>
        <table:table-row table:style-name="ro1">
          <table:table-cell office:value-type="float" office:value="0.00211428571428571" calcext:value-type="float">
            <text:p>0.00211428571428571</text:p>
          </table:table-cell>
          <table:table-cell office:value-type="float" office:value="0.00472857142857143" calcext:value-type="float">
            <text:p>0.00472857142857143</text:p>
          </table:table-cell>
          <table:table-cell/>
          <table:table-cell office:value-type="float" office:value="0.00484285714285714" calcext:value-type="float">
            <text:p>0.00484285714285714</text:p>
          </table:table-cell>
          <table:table-cell office:value-type="float" office:value="0.0234" calcext:value-type="float">
            <text:p>0.0234</text:p>
          </table:table-cell>
          <table:table-cell table:number-columns-repeated="16"/>
        </table:table-row>
        <table:table-row table:style-name="ro1">
          <table:table-cell office:value-type="float" office:value="0.00215714285714286" calcext:value-type="float">
            <text:p>0.00215714285714286</text:p>
          </table:table-cell>
          <table:table-cell office:value-type="float" office:value="0.00484285714285714" calcext:value-type="float">
            <text:p>0.00484285714285714</text:p>
          </table:table-cell>
          <table:table-cell/>
          <table:table-cell office:value-type="float" office:value="0.00518571428571429" calcext:value-type="float">
            <text:p>0.00518571428571429</text:p>
          </table:table-cell>
          <table:table-cell office:value-type="float" office:value="0.0249571428571429" calcext:value-type="float">
            <text:p>0.0249571428571429</text:p>
          </table:table-cell>
          <table:table-cell table:number-columns-repeated="16"/>
        </table:table-row>
        <table:table-row table:style-name="ro1">
          <table:table-cell office:value-type="float" office:value="0.00218571428571429" calcext:value-type="float">
            <text:p>0.00218571428571429</text:p>
          </table:table-cell>
          <table:table-cell office:value-type="float" office:value="0.00475714285714286" calcext:value-type="float">
            <text:p>0.00475714285714286</text:p>
          </table:table-cell>
          <table:table-cell/>
          <table:table-cell office:value-type="float" office:value="0.00535714285714286" calcext:value-type="float">
            <text:p>0.00535714285714286</text:p>
          </table:table-cell>
          <table:table-cell office:value-type="float" office:value="0.0533571428571429" calcext:value-type="float">
            <text:p>0.0533571428571429</text:p>
          </table:table-cell>
          <table:table-cell table:number-columns-repeated="16"/>
        </table:table-row>
        <table:table-row table:style-name="ro1">
          <table:table-cell office:value-type="float" office:value="0.00222857142857143" calcext:value-type="float">
            <text:p>0.00222857142857143</text:p>
          </table:table-cell>
          <table:table-cell office:value-type="float" office:value="0.00448571428571429" calcext:value-type="float">
            <text:p>0.00448571428571429</text:p>
          </table:table-cell>
          <table:table-cell/>
          <table:table-cell office:value-type="float" office:value="0.00578571428571429" calcext:value-type="float">
            <text:p>0.00578571428571429</text:p>
          </table:table-cell>
          <table:table-cell office:value-type="float" office:value="0.0293428571428571" calcext:value-type="float">
            <text:p>0.0293428571428571</text:p>
          </table:table-cell>
          <table:table-cell table:number-columns-repeated="16"/>
        </table:table-row>
        <table:table-row table:style-name="ro1">
          <table:table-cell office:value-type="float" office:value="0.00225714285714286" calcext:value-type="float">
            <text:p>0.00225714285714286</text:p>
          </table:table-cell>
          <table:table-cell office:value-type="float" office:value="0.00512857142857143" calcext:value-type="float">
            <text:p>0.00512857142857143</text:p>
          </table:table-cell>
          <table:table-cell/>
          <table:table-cell office:value-type="float" office:value="0.00637142857142857" calcext:value-type="float">
            <text:p>0.00637142857142857</text:p>
          </table:table-cell>
          <table:table-cell office:value-type="float" office:value="0.0708" calcext:value-type="float">
            <text:p>0.0708</text:p>
          </table:table-cell>
          <table:table-cell table:number-columns-repeated="16"/>
        </table:table-row>
        <table:table-row table:style-name="ro1">
          <table:table-cell office:value-type="float" office:value="0.00228571428571429" calcext:value-type="float">
            <text:p>0.00228571428571429</text:p>
          </table:table-cell>
          <table:table-cell office:value-type="float" office:value="0.00532857142857143" calcext:value-type="float">
            <text:p>0.00532857142857143</text:p>
          </table:table-cell>
          <table:table-cell/>
          <table:table-cell office:value-type="float" office:value="0.00717142857142857" calcext:value-type="float">
            <text:p>0.00717142857142857</text:p>
          </table:table-cell>
          <table:table-cell office:value-type="float" office:value="0.107614285714286" calcext:value-type="float">
            <text:p>0.107614285714286</text:p>
          </table:table-cell>
          <table:table-cell table:number-columns-repeated="16"/>
        </table:table-row>
        <table:table-row table:style-name="ro1">
          <table:table-cell office:value-type="float" office:value="0.00228571428571429" calcext:value-type="float">
            <text:p>0.00228571428571429</text:p>
          </table:table-cell>
          <table:table-cell office:value-type="float" office:value="0.00464285714285714" calcext:value-type="float">
            <text:p>0.00464285714285714</text:p>
          </table:table-cell>
          <table:table-cell/>
          <table:table-cell office:value-type="float" office:value="0.00804285714285714" calcext:value-type="float">
            <text:p>0.00804285714285714</text:p>
          </table:table-cell>
          <table:table-cell office:value-type="float" office:value="0.107728571428571" calcext:value-type="float">
            <text:p>0.107728571428571</text:p>
          </table:table-cell>
          <table:table-cell table:number-columns-repeated="16"/>
        </table:table-row>
        <table:table-row table:style-name="ro1">
          <table:table-cell office:value-type="float" office:value="0.0023" calcext:value-type="float">
            <text:p>0.0023</text:p>
          </table:table-cell>
          <table:table-cell office:value-type="float" office:value="0.00451428571428571" calcext:value-type="float">
            <text:p>0.00451428571428571</text:p>
          </table:table-cell>
          <table:table-cell/>
          <table:table-cell office:value-type="float" office:value="0.00947142857142857" calcext:value-type="float">
            <text:p>0.00947142857142857</text:p>
          </table:table-cell>
          <table:table-cell office:value-type="float" office:value="0.108571428571429" calcext:value-type="float">
            <text:p>0.108571428571429</text:p>
          </table:table-cell>
          <table:table-cell table:number-columns-repeated="16"/>
        </table:table-row>
        <table:table-row table:style-name="ro1">
          <table:table-cell office:value-type="float" office:value="0.00234285714285714" calcext:value-type="float">
            <text:p>0.00234285714285714</text:p>
          </table:table-cell>
          <table:table-cell office:value-type="float" office:value="0.00451428571428572" calcext:value-type="float">
            <text:p>0.00451428571428572</text:p>
          </table:table-cell>
          <table:table-cell/>
          <table:table-cell office:value-type="float" office:value="0.0117857142857143" calcext:value-type="float">
            <text:p>0.0117857142857143</text:p>
          </table:table-cell>
          <table:table-cell office:value-type="float" office:value="0.11" calcext:value-type="float">
            <text:p>0.11</text:p>
          </table:table-cell>
          <table:table-cell table:number-columns-repeated="16"/>
        </table:table-row>
        <table:table-row table:style-name="ro1">
          <table:table-cell office:value-type="float" office:value="0.00237142857142857" calcext:value-type="float">
            <text:p>0.00237142857142857</text:p>
          </table:table-cell>
          <table:table-cell office:value-type="float" office:value="0.00465714285714286" calcext:value-type="float">
            <text:p>0.00465714285714286</text:p>
          </table:table-cell>
          <table:table-cell/>
          <table:table-cell office:value-type="float" office:value="0.0146428571428571" calcext:value-type="float">
            <text:p>0.0146428571428571</text:p>
          </table:table-cell>
          <table:table-cell office:value-type="float" office:value="0.115242857142857" calcext:value-type="float">
            <text:p>0.115242857142857</text:p>
          </table:table-cell>
          <table:table-cell table:number-columns-repeated="16"/>
        </table:table-row>
        <table:table-row table:style-name="ro1">
          <table:table-cell office:value-type="float" office:value="0.00238571428571429" calcext:value-type="float">
            <text:p>0.00238571428571429</text:p>
          </table:table-cell>
          <table:table-cell office:value-type="float" office:value="0.0052" calcext:value-type="float">
            <text:p>0.0052</text:p>
          </table:table-cell>
          <table:table-cell/>
          <table:table-cell office:value-type="float" office:value="0.0163" calcext:value-type="float">
            <text:p>0.0163</text:p>
          </table:table-cell>
          <table:table-cell office:value-type="float" office:value="0.127185714285714" calcext:value-type="float">
            <text:p>0.127185714285714</text:p>
          </table:table-cell>
          <table:table-cell table:number-columns-repeated="16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542857142857143" calcext:value-type="float">
            <text:p>0.00542857142857143</text:p>
          </table:table-cell>
          <table:table-cell/>
          <table:table-cell office:value-type="float" office:value="0.01115" calcext:value-type="float">
            <text:p>0.01115</text:p>
          </table:table-cell>
          <table:table-cell office:value-type="float" office:value="0.08855" calcext:value-type="float">
            <text:p>0.08855</text:p>
          </table:table-cell>
          <table:table-cell table:number-columns-repeated="16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00542857142857143" calcext:value-type="float">
            <text:p>0.00542857142857143</text:p>
          </table:table-cell>
          <table:table-cell/>
          <table:table-cell office:value-type="float" office:value="0.0115166666666667" calcext:value-type="float">
            <text:p>0.0115166666666667</text:p>
          </table:table-cell>
          <table:table-cell office:value-type="float" office:value="0.0889333333333333" calcext:value-type="float">
            <text:p>0.0889333333333333</text:p>
          </table:table-cell>
          <table:table-cell table:number-columns-repeated="16"/>
        </table:table-row>
        <table:table-row table:style-name="ro1">
          <table:table-cell office:value-type="float" office:value="0.00242857142857143" calcext:value-type="float">
            <text:p>0.00242857142857143</text:p>
          </table:table-cell>
          <table:table-cell office:value-type="float" office:value="0.0057" calcext:value-type="float">
            <text:p>0.0057</text:p>
          </table:table-cell>
          <table:table-cell/>
          <table:table-cell office:value-type="float" office:value="0.0121333333333333" calcext:value-type="float">
            <text:p>0.0121333333333333</text:p>
          </table:table-cell>
          <table:table-cell office:value-type="float" office:value="0.0955166666666667" calcext:value-type="float">
            <text:p>0.0955166666666667</text:p>
          </table:table-cell>
          <table:table-cell table:number-columns-repeated="16"/>
        </table:table-row>
        <table:table-row table:style-name="ro1">
          <table:table-cell office:value-type="float" office:value="0.00244285714285714" calcext:value-type="float">
            <text:p>0.00244285714285714</text:p>
          </table:table-cell>
          <table:table-cell office:value-type="float" office:value="0.00558571428571429" calcext:value-type="float">
            <text:p>0.00558571428571429</text:p>
          </table:table-cell>
          <table:table-cell/>
          <table:table-cell office:value-type="float" office:value="0.0136833333333333" calcext:value-type="float">
            <text:p>0.0136833333333333</text:p>
          </table:table-cell>
          <table:table-cell office:value-type="float" office:value="0.106283333333333" calcext:value-type="float">
            <text:p>0.106283333333333</text:p>
          </table:table-cell>
          <table:table-cell table:number-columns-repeated="16"/>
        </table:table-row>
        <table:table-row table:style-name="ro1">
          <table:table-cell office:value-type="float" office:value="0.00248571428571429" calcext:value-type="float">
            <text:p>0.00248571428571429</text:p>
          </table:table-cell>
          <table:table-cell office:value-type="float" office:value="0.0058" calcext:value-type="float">
            <text:p>0.0058</text:p>
          </table:table-cell>
          <table:table-cell/>
          <table:table-cell office:value-type="float" office:value="0.01595" calcext:value-type="float">
            <text:p>0.01595</text:p>
          </table:table-cell>
          <table:table-cell office:value-type="float" office:value="0.107833333333333" calcext:value-type="float">
            <text:p>0.107833333333333</text:p>
          </table:table-cell>
          <table:table-cell table:number-columns-repeated="16"/>
        </table:table-row>
        <table:table-row table:style-name="ro1">
          <table:table-cell/>
          <table:table-cell table:formula="of:=MAX([.B2:.B52])" office:value-type="float" office:value="0.145" calcext:value-type="float">
            <text:p>0.145</text:p>
          </table:table-cell>
          <table:table-cell table:number-columns-repeated="2"/>
          <table:table-cell table:formula="of:=MAX([.E2:.E52])" office:value-type="float" office:value="0.16008" calcext:value-type="float">
            <text:p>0.16008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formula="of:=MAX([.B53];[.E53])" office:value-type="float" office:value="0.16008" calcext:value-type="float">
            <text:p>0.16008</text:p>
          </table:table-cell>
          <table:table-cell table:number-columns-repeated="16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2:12:53.432335588</meta:creation-date>
    <dc:date>2024-02-16T00:49:41.823437834</dc:date>
    <meta:editing-duration>PT2H36M47S</meta:editing-duration>
    <meta:editing-cycles>2</meta:editing-cycles>
    <meta:generator>LibreOffice/7.6.4.1$Linux_X86_64 LibreOffice_project/60$Build-1</meta:generator>
    <meta:document-statistic meta:table-count="3" meta:cell-count="42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63cm" svg:height="20.503cm" xlink:href=".." xlink:type="simple" chart:class="chart:line" chart:style-name="ch1">
        <chart:title svg:x="13.278cm" svg:y="0.535cm" chart:style-name="ch2">
          <text:p>Elitism 2 Individuals Tests</text:p>
        </chart:title>
        <chart:subtitle svg:x="13.852cm" svg:y="1.65cm" chart:style-name="ch3">
          <text:p>(Crossover Rate / Mutation Rate)</text:p>
        </chart:subtitle>
        <chart:legend chart:legend-position="end" svg:x="31.426cm" svg:y="9.205cm" style:legend-expansion="high" chart:style-name="ch4"/>
        <chart:plot-area chart:style-name="ch5" table:cell-range-address="Sheet1.A1:Sheet1.B52 Sheet1.D1:Sheet1.E52" chart:data-source-has-labels="row" svg:x="1.736cm" svg:y="2.996cm" svg:width="28.965cm" svg:height="16.116cm">
          <chart:coordinate-region svg:x="2.648cm" svg:y="3.195cm" svg:width="27.866cm" svg:height="15.27cm"/>
          <chart:axis chart:dimension="x" chart:name="primary-x" chart:style-name="ch6">
            <chart:title svg:x="15.354cm" svg:y="19.522cm" chart:style-name="ch7">
              <text:p>Generation</text:p>
            </chart:title>
          </chart:axis>
          <chart:axis chart:dimension="y" chart:name="primary-y" chart:style-name="ch6">
            <chart:title svg:x="0.451cm" svg:y="12.302cm" chart:style-name="ch8">
              <text:p>Adjusted Fitness</text:p>
            </chart:title>
            <chart:grid chart:style-name="ch9" chart:class="major"/>
          </chart:axis>
          <chart:series chart:style-name="ch10" chart:values-cell-range-address="Sheet1.A2:Sheet1.A52" chart:label-cell-address="Sheet1.A1:Sheet1.A1" chart:class="chart:line">
            <chart:data-point chart:repeated="51"/>
          </chart:series>
          <chart:series chart:style-name="ch11" chart:values-cell-range-address="Sheet1.B2:Sheet1.B52" chart:label-cell-address="Sheet1.B1:Sheet1.B1" chart:class="chart:line">
            <chart:data-point chart:repeated="51"/>
          </chart:series>
          <chart:series chart:style-name="ch12" chart:values-cell-range-address="Sheet1.D2:Sheet1.D52" chart:label-cell-address="Sheet1.D1:Sheet1.D1" chart:class="chart:line">
            <chart:data-point chart:repeated="51"/>
          </chart:series>
          <chart:series chart:style-name="ch13" chart:values-cell-range-address="Sheet1.E2:Sheet1.E52" chart:label-cell-address="Sheet1.E1:Sheet1.E1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 Fitness (90/10)</text:p>
                <draw:g>
                  <svg:desc>Sheet1.A1:Sheet1.A1</svg:desc>
                </draw:g>
              </table:table-cell>
              <table:table-cell office:value-type="string">
                <text:p>Best Fitness (90/10)</text:p>
                <draw:g>
                  <svg:desc>Sheet1.B1:Sheet1.B1</svg:desc>
                </draw:g>
              </table:table-cell>
              <table:table-cell office:value-type="string">
                <text:p>μ Fitness (100/100)</text:p>
                <draw:g>
                  <svg:desc>Sheet1.D1:Sheet1.D1</svg:desc>
                </draw:g>
              </table:table-cell>
              <table:table-cell office:value-type="string">
                <text:p>Best Fitness (100/100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2</svg:desc>
                </draw:g>
              </table:table-cell>
              <table:table-cell office:value-type="float" office:value="0.00011">
                <text:p>0.00011</text:p>
                <draw:g>
                  <svg:desc>Sheet1.B2:Sheet1.B52</svg:desc>
                </draw:g>
              </table:table-cell>
              <table:table-cell office:value-type="float" office:value="0">
                <text:p>0</text:p>
                <draw:g>
                  <svg:desc>Sheet1.D2:Sheet1.D52</svg:desc>
                </draw:g>
              </table:table-cell>
              <table:table-cell office:value-type="float" office:value="0.0001">
                <text:p>0.0001</text:p>
                <draw:g>
                  <svg:desc>Sheet1.E2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17">
                <text:p>0.00017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25">
                <text:p>0.00025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">
                <text:p>0.00001</text:p>
              </table:table-cell>
              <table:table-cell office:value-type="float" office:value="0.00031">
                <text:p>0.00031</text:p>
              </table:table-cell>
              <table:table-cell office:value-type="float" office:value="0">
                <text:p>0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">
                <text:p>0.00001</text:p>
              </table:table-cell>
              <table:table-cell office:value-type="float" office:value="0.00038">
                <text:p>0.00038</text:p>
              </table:table-cell>
              <table:table-cell office:value-type="float" office:value="0.00002">
                <text:p>0.00002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">
                <text:p>0.00001</text:p>
              </table:table-cell>
              <table:table-cell office:value-type="float" office:value="0.00061">
                <text:p>0.00061</text:p>
              </table:table-cell>
              <table:table-cell office:value-type="float" office:value="0.00004">
                <text:p>0.00004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2">
                <text:p>0.00002</text:p>
              </table:table-cell>
              <table:table-cell office:value-type="float" office:value="0.00086">
                <text:p>0.00086</text:p>
              </table:table-cell>
              <table:table-cell office:value-type="float" office:value="0.00011">
                <text:p>0.00011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5">
                <text:p>0.00005</text:p>
              </table:table-cell>
              <table:table-cell office:value-type="float" office:value="0.0026">
                <text:p>0.0026</text:p>
              </table:table-cell>
              <table:table-cell office:value-type="float" office:value="0.00019">
                <text:p>0.00019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">
                <text:p>0.00009</text:p>
              </table:table-cell>
              <table:table-cell office:value-type="float" office:value="0.00264">
                <text:p>0.00264</text:p>
              </table:table-cell>
              <table:table-cell office:value-type="float" office:value="0.00032">
                <text:p>0.00032</text:p>
              </table:table-cell>
              <table:table-cell office:value-type="float" office:value="0.02571">
                <text:p>0.02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">
                <text:p>0.0002</text:p>
              </table:table-cell>
              <table:table-cell office:value-type="float" office:value="0.10095">
                <text:p>0.10095</text:p>
              </table:table-cell>
              <table:table-cell office:value-type="float" office:value="0.00084">
                <text:p>0.00084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11111111111111">
                <text:p>0.000111111111111111</text:p>
              </table:table-cell>
              <table:table-cell office:value-type="float" office:value="0.00284444444444444">
                <text:p>0.00284444444444444</text:p>
              </table:table-cell>
              <table:table-cell office:value-type="float" office:value="0.00241">
                <text:p>0.00241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77777777777778">
                <text:p>0.000177777777777778</text:p>
              </table:table-cell>
              <table:table-cell office:value-type="float" office:value="0.0123777777777778">
                <text:p>0.0123777777777778</text:p>
              </table:table-cell>
              <table:table-cell office:value-type="float" office:value="0.00473">
                <text:p>0.00473</text:p>
              </table:table-cell>
              <table:table-cell office:value-type="float" office:value="0.15448">
                <text:p>0.15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88888888888889">
                <text:p>0.000288888888888889</text:p>
              </table:table-cell>
              <table:table-cell office:value-type="float" office:value="0.0140666666666667">
                <text:p>0.0140666666666667</text:p>
              </table:table-cell>
              <table:table-cell office:value-type="float" office:value="0.00763333333333333">
                <text:p>0.00763333333333333</text:p>
              </table:table-cell>
              <table:table-cell office:value-type="float" office:value="0.0796888888888889">
                <text:p>0.0796888888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722222222222222">
                <text:p>0.000722222222222222</text:p>
              </table:table-cell>
              <table:table-cell office:value-type="float" office:value="0.0377111111111111">
                <text:p>0.0377111111111111</text:p>
              </table:table-cell>
              <table:table-cell office:value-type="float" office:value="0.000325">
                <text:p>0.000325</text:p>
              </table:table-cell>
              <table:table-cell office:value-type="float" office:value="0.008375">
                <text:p>0.008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">
                <text:p>0.0016</text:p>
              </table:table-cell>
              <table:table-cell office:value-type="float" office:value="0.134555555555556">
                <text:p>0.134555555555556</text:p>
              </table:table-cell>
              <table:table-cell office:value-type="float" office:value="0.0005125">
                <text:p>0.0005125</text:p>
              </table:table-cell>
              <table:table-cell office:value-type="float" office:value="0.039725">
                <text:p>0.039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421375">
                <text:p>0.0421375</text:p>
              </table:table-cell>
              <table:table-cell office:value-type="float" office:value="0.002625">
                <text:p>0.002625</text:p>
              </table:table-cell>
              <table:table-cell office:value-type="float" office:value="0.1169625">
                <text:p>0.1169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4125">
                <text:p>0.0034125</text:p>
              </table:table-cell>
              <table:table-cell office:value-type="float" office:value="0.055575">
                <text:p>0.055575</text:p>
              </table:table-cell>
              <table:table-cell office:value-type="float" office:value="0.000528571428571429">
                <text:p>0.000528571428571429</text:p>
              </table:table-cell>
              <table:table-cell office:value-type="float" office:value="0.00494285714285714">
                <text:p>0.00494285714285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8375">
                <text:p>0.0068375</text:p>
              </table:table-cell>
              <table:table-cell office:value-type="float" office:value="0.076175">
                <text:p>0.076175</text:p>
              </table:table-cell>
              <table:table-cell office:value-type="float" office:value="0.000685714285714286">
                <text:p>0.000685714285714286</text:p>
              </table:table-cell>
              <table:table-cell office:value-type="float" office:value="0.00561428571428572">
                <text:p>0.00561428571428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628571428571429">
                <text:p>0.000628571428571429</text:p>
              </table:table-cell>
              <table:table-cell office:value-type="float" office:value="0.00694285714285714">
                <text:p>0.00694285714285714</text:p>
              </table:table-cell>
              <table:table-cell office:value-type="float" office:value="0.000842857142857143">
                <text:p>0.000842857142857143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857142857142857">
                <text:p>0.000857142857142857</text:p>
              </table:table-cell>
              <table:table-cell office:value-type="float" office:value="0.148814285714286">
                <text:p>0.148814285714286</text:p>
              </table:table-cell>
              <table:table-cell office:value-type="float" office:value="0.00107142857142857">
                <text:p>0.00107142857142857</text:p>
              </table:table-cell>
              <table:table-cell office:value-type="float" office:value="0.0391714285714286">
                <text:p>0.0391714285714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">
                <text:p>0.001</text:p>
              </table:table-cell>
              <table:table-cell office:value-type="float" office:value="0.00708333333333333">
                <text:p>0.00708333333333333</text:p>
              </table:table-cell>
              <table:table-cell office:value-type="float" office:value="0.00142857142857143">
                <text:p>0.00142857142857143</text:p>
              </table:table-cell>
              <table:table-cell office:value-type="float" office:value="0.1305">
                <text:p>0.1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15">
                <text:p>0.00115</text:p>
              </table:table-cell>
              <table:table-cell office:value-type="float" office:value="0.0105166666666667">
                <text:p>0.0105166666666667</text:p>
              </table:table-cell>
              <table:table-cell office:value-type="float" office:value="0.00108333333333333">
                <text:p>0.00108333333333333</text:p>
              </table:table-cell>
              <table:table-cell office:value-type="float" office:value="0.00618333333333333">
                <text:p>0.00618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3">
                <text:p>0.0013</text:p>
              </table:table-cell>
              <table:table-cell office:value-type="float" office:value="0.0109833333333333">
                <text:p>0.0109833333333333</text:p>
              </table:table-cell>
              <table:table-cell office:value-type="float" office:value="0.00121666666666667">
                <text:p>0.00121666666666667</text:p>
              </table:table-cell>
              <table:table-cell office:value-type="float" office:value="0.00661666666666667">
                <text:p>0.00661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6666666666667">
                <text:p>0.00146666666666667</text:p>
              </table:table-cell>
              <table:table-cell office:value-type="float" office:value="0.0112333333333333">
                <text:p>0.0112333333333333</text:p>
              </table:table-cell>
              <table:table-cell office:value-type="float" office:value="0.00136666666666667">
                <text:p>0.00136666666666667</text:p>
              </table:table-cell>
              <table:table-cell office:value-type="float" office:value="0.0110833333333333">
                <text:p>0.011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63333333333333">
                <text:p>0.00163333333333333</text:p>
              </table:table-cell>
              <table:table-cell office:value-type="float" office:value="0.0115833333333333">
                <text:p>0.0115833333333333</text:p>
              </table:table-cell>
              <table:table-cell office:value-type="float" office:value="0.00151666666666667">
                <text:p>0.00151666666666667</text:p>
              </table:table-cell>
              <table:table-cell office:value-type="float" office:value="0.0116166666666667">
                <text:p>0.01161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85">
                <text:p>0.00185</text:p>
              </table:table-cell>
              <table:table-cell office:value-type="float" office:value="0.0117833333333333">
                <text:p>0.0117833333333333</text:p>
              </table:table-cell>
              <table:table-cell office:value-type="float" office:value="0.00171666666666667">
                <text:p>0.00171666666666667</text:p>
              </table:table-cell>
              <table:table-cell office:value-type="float" office:value="0.172766666666667">
                <text:p>0.1727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23333333333333">
                <text:p>0.00223333333333333</text:p>
              </table:table-cell>
              <table:table-cell office:value-type="float" office:value="0.0193666666666667">
                <text:p>0.0193666666666667</text:p>
              </table:table-cell>
              <table:table-cell office:value-type="float" office:value="0.0014">
                <text:p>0.0014</text:p>
              </table:table-cell>
              <table:table-cell office:value-type="float" office:value="0.00744">
                <text:p>0.00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78333333333333">
                <text:p>0.00278333333333333</text:p>
              </table:table-cell>
              <table:table-cell office:value-type="float" office:value="0.0638166666666667">
                <text:p>0.0638166666666667</text:p>
              </table:table-cell>
              <table:table-cell office:value-type="float" office:value="0.00146">
                <text:p>0.00146</text:p>
              </table:table-cell>
              <table:table-cell office:value-type="float" office:value="0.00744">
                <text:p>0.00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53333333333333">
                <text:p>0.00353333333333333</text:p>
              </table:table-cell>
              <table:table-cell office:value-type="float" office:value="0.169566666666667">
                <text:p>0.169566666666667</text:p>
              </table:table-cell>
              <table:table-cell office:value-type="float" office:value="0.00158">
                <text:p>0.00158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2">
                <text:p>0.00082</text:p>
              </table:table-cell>
              <table:table-cell office:value-type="float" office:value="0.00358">
                <text:p>0.00358</text:p>
              </table:table-cell>
              <table:table-cell office:value-type="float" office:value="0.0019">
                <text:p>0.0019</text:p>
              </table:table-cell>
              <table:table-cell office:value-type="float" office:value="0.01074">
                <text:p>0.01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4">
                <text:p>0.00094</text:p>
              </table:table-cell>
              <table:table-cell office:value-type="float" office:value="0.0041">
                <text:p>0.0041</text:p>
              </table:table-cell>
              <table:table-cell office:value-type="float" office:value="0.00242">
                <text:p>0.00242</text:p>
              </table:table-cell>
              <table:table-cell office:value-type="float" office:value="0.12728">
                <text:p>0.127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4">
                <text:p>0.00104</text:p>
              </table:table-cell>
              <table:table-cell office:value-type="float" office:value="0.00494">
                <text:p>0.00494</text:p>
              </table:table-cell>
              <table:table-cell office:value-type="float" office:value="0.001575">
                <text:p>0.001575</text:p>
              </table:table-cell>
              <table:table-cell office:value-type="float" office:value="0.008325">
                <text:p>0.008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1">
                <text:p>0.0011</text:p>
              </table:table-cell>
              <table:table-cell office:value-type="float" office:value="0.00496">
                <text:p>0.00496</text:p>
              </table:table-cell>
              <table:table-cell office:value-type="float" office:value="0.00165">
                <text:p>0.00165</text:p>
              </table:table-cell>
              <table:table-cell office:value-type="float" office:value="0.009975">
                <text:p>0.009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1">
                <text:p>0.0011</text:p>
              </table:table-cell>
              <table:table-cell office:value-type="float" office:value="0.02036">
                <text:p>0.02036</text:p>
              </table:table-cell>
              <table:table-cell office:value-type="float" office:value="0.0018">
                <text:p>0.0018</text:p>
              </table:table-cell>
              <table:table-cell office:value-type="float" office:value="0.016875">
                <text:p>0.016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">
                <text:p>0.0012</text:p>
              </table:table-cell>
              <table:table-cell office:value-type="float" office:value="0.02302">
                <text:p>0.02302</text:p>
              </table:table-cell>
              <table:table-cell office:value-type="float" office:value="0.001925">
                <text:p>0.001925</text:p>
              </table:table-cell>
              <table:table-cell office:value-type="float" office:value="0.01895">
                <text:p>0.01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2">
                <text:p>0.00132</text:p>
              </table:table-cell>
              <table:table-cell office:value-type="float" office:value="0.03142">
                <text:p>0.03142</text:p>
              </table:table-cell>
              <table:table-cell office:value-type="float" office:value="0.0021">
                <text:p>0.0021</text:p>
              </table:table-cell>
              <table:table-cell office:value-type="float" office:value="0.020075">
                <text:p>0.020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54">
                <text:p>0.00154</text:p>
              </table:table-cell>
              <table:table-cell office:value-type="float" office:value="0.03668">
                <text:p>0.03668</text:p>
              </table:table-cell>
              <table:table-cell office:value-type="float" office:value="0.00245">
                <text:p>0.00245</text:p>
              </table:table-cell>
              <table:table-cell office:value-type="float" office:value="0.020475">
                <text:p>0.020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06">
                <text:p>0.00206</text:p>
              </table:table-cell>
              <table:table-cell office:value-type="float" office:value="0.0367">
                <text:p>0.0367</text:p>
              </table:table-cell>
              <table:table-cell office:value-type="float" office:value="0.002825">
                <text:p>0.002825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12">
                <text:p>0.00312</text:p>
              </table:table-cell>
              <table:table-cell office:value-type="float" office:value="0.03672">
                <text:p>0.03672</text:p>
              </table:table-cell>
              <table:table-cell office:value-type="float" office:value="0.0033">
                <text:p>0.0033</text:p>
              </table:table-cell>
              <table:table-cell office:value-type="float" office:value="0.02665">
                <text:p>0.02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48">
                <text:p>0.00448</text:p>
              </table:table-cell>
              <table:table-cell office:value-type="float" office:value="0.04122">
                <text:p>0.04122</text:p>
              </table:table-cell>
              <table:table-cell office:value-type="float" office:value="0.00375">
                <text:p>0.00375</text:p>
              </table:table-cell>
              <table:table-cell office:value-type="float" office:value="0.026925">
                <text:p>0.026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24">
                <text:p>0.00624</text:p>
              </table:table-cell>
              <table:table-cell office:value-type="float" office:value="0.1081">
                <text:p>0.1081</text:p>
              </table:table-cell>
              <table:table-cell office:value-type="float" office:value="0.00435">
                <text:p>0.00435</text:p>
              </table:table-cell>
              <table:table-cell office:value-type="float" office:value="0.027475">
                <text:p>0.0274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812">
                <text:p>0.00812</text:p>
              </table:table-cell>
              <table:table-cell office:value-type="float" office:value="0.13">
                <text:p>0.13</text:p>
              </table:table-cell>
              <table:table-cell office:value-type="float" office:value="0.00595">
                <text:p>0.00595</text:p>
              </table:table-cell>
              <table:table-cell office:value-type="float" office:value="0.04245">
                <text:p>0.04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56">
                <text:p>0.01156</text:p>
              </table:table-cell>
              <table:table-cell office:value-type="float" office:value="0.19384">
                <text:p>0.19384</text:p>
              </table:table-cell>
              <table:table-cell office:value-type="float" office:value="0.009025">
                <text:p>0.00902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">
                <text:p>0.0003</text:p>
              </table:table-cell>
              <table:table-cell office:value-type="float" office:value="0.001025">
                <text:p>0.001025</text:p>
              </table:table-cell>
              <table:table-cell office:value-type="float" office:value="0.010975">
                <text:p>0.010975</text:p>
              </table:table-cell>
              <table:table-cell office:value-type="float" office:value="0.046725">
                <text:p>0.046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">
                <text:p>0.0003</text:p>
              </table:table-cell>
              <table:table-cell office:value-type="float" office:value="0.00105">
                <text:p>0.00105</text:p>
              </table:table-cell>
              <table:table-cell office:value-type="float" office:value="0.011975">
                <text:p>0.011975</text:p>
              </table:table-cell>
              <table:table-cell office:value-type="float" office:value="0.047225">
                <text:p>0.047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325">
                <text:p>0.000325</text:p>
              </table:table-cell>
              <table:table-cell office:value-type="float" office:value="0.0011">
                <text:p>0.0011</text:p>
              </table:table-cell>
              <table:table-cell office:value-type="float" office:value="0.01235">
                <text:p>0.01235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375">
                <text:p>0.000375</text:p>
              </table:table-cell>
              <table:table-cell office:value-type="float" office:value="0.001125">
                <text:p>0.001125</text:p>
              </table:table-cell>
              <table:table-cell office:value-type="float" office:value="0.012925">
                <text:p>0.012925</text:p>
              </table:table-cell>
              <table:table-cell office:value-type="float" office:value="0.05295">
                <text:p>0.05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">
                <text:p>0.0004</text:p>
              </table:table-cell>
              <table:table-cell office:value-type="float" office:value="0.001175">
                <text:p>0.001175</text:p>
              </table:table-cell>
              <table:table-cell office:value-type="float" office:value="0.013925">
                <text:p>0.013925</text:p>
              </table:table-cell>
              <table:table-cell office:value-type="float" office:value="0.05365">
                <text:p>0.05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767cm" svg:height="21.164cm" xlink:href=".." xlink:type="simple" chart:class="chart:line" chart:style-name="ch1">
        <chart:title svg:x="14.394cm" svg:y="0.559cm" chart:style-name="ch2">
          <text:p>Elitism 0 Individual Tests</text:p>
        </chart:title>
        <chart:subtitle svg:x="14.955cm" svg:y="1.929cm" chart:style-name="ch3">
          <text:p>(Crossover Rate / Mutation Rate)</text:p>
        </chart:subtitle>
        <chart:legend chart:legend-position="end" svg:x="30.93cm" svg:y="9.536cm" style:legend-expansion="high" chart:style-name="ch4"/>
        <chart:plot-area chart:style-name="ch5" table:cell-range-address="Sheet2.A1:Sheet2.B52 Sheet2.D1:Sheet2.E52" chart:data-source-has-labels="row" svg:x="1.726cm" svg:y="3.035cm" svg:width="28.489cm" svg:height="16.725cm">
          <chart:coordinate-region svg:x="2.638cm" svg:y="3.234cm" svg:width="27.39cm" svg:height="15.879cm"/>
          <chart:axis chart:dimension="x" chart:name="primary-x" chart:style-name="ch6">
            <chart:title svg:x="15.106cm" svg:y="20.183cm" chart:style-name="ch7">
              <text:p>Generation</text:p>
            </chart:title>
          </chart:axis>
          <chart:axis chart:dimension="y" chart:name="primary-y" chart:style-name="ch6">
            <chart:title svg:x="0.451cm" svg:y="12.645cm" chart:style-name="ch8">
              <text:p>Adjusted Fitness</text:p>
            </chart:title>
            <chart:grid chart:style-name="ch9" chart:class="major"/>
          </chart:axis>
          <chart:series chart:style-name="ch10" chart:values-cell-range-address="Sheet2.A2:Sheet2.A52" chart:label-cell-address="Sheet2.A1:Sheet2.A1" chart:class="chart:line">
            <chart:data-point chart:repeated="51"/>
          </chart:series>
          <chart:series chart:style-name="ch11" chart:values-cell-range-address="Sheet2.B2:Sheet2.B52" chart:label-cell-address="Sheet2.B1:Sheet2.B1" chart:class="chart:line">
            <chart:data-point chart:repeated="51"/>
          </chart:series>
          <chart:series chart:style-name="ch12" chart:values-cell-range-address="Sheet2.D2:Sheet2.D52" chart:label-cell-address="Sheet2.D1:Sheet2.D1" chart:class="chart:line">
            <chart:data-point chart:repeated="51"/>
          </chart:series>
          <chart:series chart:style-name="ch13" chart:values-cell-range-address="Sheet2.E2:Sheet2.E52" chart:label-cell-address="Sheet2.E1:Sheet2.E1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 Fitness (90/10)</text:p>
                <draw:g>
                  <svg:desc>Sheet2.A1:Sheet2.A1</svg:desc>
                </draw:g>
              </table:table-cell>
              <table:table-cell office:value-type="string">
                <text:p>Best Fitness (90/10)</text:p>
                <draw:g>
                  <svg:desc>Sheet2.B1:Sheet2.B1</svg:desc>
                </draw:g>
              </table:table-cell>
              <table:table-cell office:value-type="string">
                <text:p>μ Fitness (100/100)</text:p>
                <draw:g>
                  <svg:desc>Sheet2.D1:Sheet2.D1</svg:desc>
                </draw:g>
              </table:table-cell>
              <table:table-cell office:value-type="string">
                <text:p>Best Fitness (100/100)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52</svg:desc>
                </draw:g>
              </table:table-cell>
              <table:table-cell office:value-type="float" office:value="0.00013">
                <text:p>0.00013</text:p>
                <draw:g>
                  <svg:desc>Sheet2.B2:Sheet2.B52</svg:desc>
                </draw:g>
              </table:table-cell>
              <table:table-cell office:value-type="float" office:value="0">
                <text:p>0</text:p>
                <draw:g>
                  <svg:desc>Sheet2.D2:Sheet2.D52</svg:desc>
                </draw:g>
              </table:table-cell>
              <table:table-cell office:value-type="float" office:value="0.00011">
                <text:p>0.00011</text:p>
                <draw:g>
                  <svg:desc>Sheet2.E2:Sheet2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13">
                <text:p>0.00013</text:p>
              </table:table-cell>
              <table:table-cell office:value-type="float" office:value="0">
                <text:p>0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29">
                <text:p>0.00029</text:p>
              </table:table-cell>
              <table:table-cell office:value-type="float" office:value="0">
                <text:p>0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43">
                <text:p>0.00043</text:p>
              </table:table-cell>
              <table:table-cell office:value-type="float" office:value="0">
                <text:p>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">
                <text:p>0.00002</text:p>
              </table:table-cell>
              <table:table-cell office:value-type="float" office:value="0.00059">
                <text:p>0.00059</text:p>
              </table:table-cell>
              <table:table-cell office:value-type="float" office:value="0">
                <text:p>0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4">
                <text:p>0.00004</text:p>
              </table:table-cell>
              <table:table-cell office:value-type="float" office:value="0.00098">
                <text:p>0.00098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1">
                <text:p>0.00011</text:p>
              </table:table-cell>
              <table:table-cell office:value-type="float" office:value="0.00142">
                <text:p>0.00142</text:p>
              </table:table-cell>
              <table:table-cell office:value-type="float" office:value="0.00001">
                <text:p>0.00001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">
                <text:p>0.0002</text:p>
              </table:table-cell>
              <table:table-cell office:value-type="float" office:value="0.10179">
                <text:p>0.10179</text:p>
              </table:table-cell>
              <table:table-cell office:value-type="float" office:value="0.00001">
                <text:p>0.00001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88888888888889">
                <text:p>0.000188888888888889</text:p>
              </table:table-cell>
              <table:table-cell office:value-type="float" office:value="0.0027">
                <text:p>0.0027</text:p>
              </table:table-cell>
              <table:table-cell office:value-type="float" office:value="0.00004">
                <text:p>0.00004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44444444444444">
                <text:p>0.000244444444444444</text:p>
              </table:table-cell>
              <table:table-cell office:value-type="float" office:value="0.00232222222222222">
                <text:p>0.00232222222222222</text:p>
              </table:table-cell>
              <table:table-cell office:value-type="float" office:value="0.00007">
                <text:p>0.00007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88888888888889">
                <text:p>0.000288888888888889</text:p>
              </table:table-cell>
              <table:table-cell office:value-type="float" office:value="0.00242222222222222">
                <text:p>0.00242222222222222</text:p>
              </table:table-cell>
              <table:table-cell office:value-type="float" office:value="0.00011">
                <text:p>0.00011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88888888888889">
                <text:p>0.000388888888888889</text:p>
              </table:table-cell>
              <table:table-cell office:value-type="float" office:value="0.00264444444444444">
                <text:p>0.00264444444444444</text:p>
              </table:table-cell>
              <table:table-cell office:value-type="float" office:value="0.00016">
                <text:p>0.00016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22222222222222">
                <text:p>0.000522222222222222</text:p>
              </table:table-cell>
              <table:table-cell office:value-type="float" office:value="0.00293333333333333">
                <text:p>0.00293333333333333</text:p>
              </table:table-cell>
              <table:table-cell office:value-type="float" office:value="0.00021">
                <text:p>0.00021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622222222222222">
                <text:p>0.000622222222222222</text:p>
              </table:table-cell>
              <table:table-cell office:value-type="float" office:value="0.00343333333333333">
                <text:p>0.00343333333333333</text:p>
              </table:table-cell>
              <table:table-cell office:value-type="float" office:value="0.00025">
                <text:p>0.00025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744444444444445">
                <text:p>0.000744444444444445</text:p>
              </table:table-cell>
              <table:table-cell office:value-type="float" office:value="0.00438888888888889">
                <text:p>0.00438888888888889</text:p>
              </table:table-cell>
              <table:table-cell office:value-type="float" office:value="0.00031">
                <text:p>0.00031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822222222222222">
                <text:p>0.000822222222222222</text:p>
              </table:table-cell>
              <table:table-cell office:value-type="float" office:value="0.00425555555555556">
                <text:p>0.00425555555555556</text:p>
              </table:table-cell>
              <table:table-cell office:value-type="float" office:value="0.00042">
                <text:p>0.00042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944444444444445">
                <text:p>0.000944444444444445</text:p>
              </table:table-cell>
              <table:table-cell office:value-type="float" office:value="0.0043">
                <text:p>0.0043</text:p>
              </table:table-cell>
              <table:table-cell office:value-type="float" office:value="0.00063">
                <text:p>0.00063</text:p>
              </table:table-cell>
              <table:table-cell office:value-type="float" office:value="0.07818">
                <text:p>0.07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01111111111111">
                <text:p>0.00101111111111111</text:p>
              </table:table-cell>
              <table:table-cell office:value-type="float" office:value="0.0043">
                <text:p>0.0043</text:p>
              </table:table-cell>
              <table:table-cell office:value-type="float" office:value="0.00149">
                <text:p>0.00149</text:p>
              </table:table-cell>
              <table:table-cell office:value-type="float" office:value="0.16008">
                <text:p>0.16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6666666666667">
                <text:p>0.00116666666666667</text:p>
              </table:table-cell>
              <table:table-cell office:value-type="float" office:value="0.00517777777777778">
                <text:p>0.00517777777777778</text:p>
              </table:table-cell>
              <table:table-cell office:value-type="float" office:value="0.00293333333333333">
                <text:p>0.00293333333333333</text:p>
              </table:table-cell>
              <table:table-cell office:value-type="float" office:value="0.117666666666667">
                <text:p>0.117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27777777777778">
                <text:p>0.00127777777777778</text:p>
              </table:table-cell>
              <table:table-cell office:value-type="float" office:value="0.0123">
                <text:p>0.0123</text:p>
              </table:table-cell>
              <table:table-cell office:value-type="float" office:value="0.0009375">
                <text:p>0.0009375</text:p>
              </table:table-cell>
              <table:table-cell office:value-type="float" office:value="0.0072625">
                <text:p>0.0072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41111111111111">
                <text:p>0.00141111111111111</text:p>
              </table:table-cell>
              <table:table-cell office:value-type="float" office:value="0.0132777777777778">
                <text:p>0.0132777777777778</text:p>
              </table:table-cell>
              <table:table-cell office:value-type="float" office:value="0.00125">
                <text:p>0.00125</text:p>
              </table:table-cell>
              <table:table-cell office:value-type="float" office:value="0.0088125">
                <text:p>0.008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41111111111111">
                <text:p>0.00241111111111111</text:p>
              </table:table-cell>
              <table:table-cell office:value-type="float" office:value="0.0138222222222222">
                <text:p>0.0138222222222222</text:p>
              </table:table-cell>
              <table:table-cell office:value-type="float" office:value="0.0017">
                <text:p>0.001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61111111111111">
                <text:p>0.00461111111111111</text:p>
              </table:table-cell>
              <table:table-cell office:value-type="float" office:value="0.0143777777777778">
                <text:p>0.0143777777777778</text:p>
              </table:table-cell>
              <table:table-cell office:value-type="float" office:value="0.0020125">
                <text:p>0.0020125</text:p>
              </table:table-cell>
              <table:table-cell office:value-type="float" office:value="0.01205">
                <text:p>0.01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07777777777778">
                <text:p>0.00507777777777778</text:p>
              </table:table-cell>
              <table:table-cell office:value-type="float" office:value="0.0209444444444444">
                <text:p>0.0209444444444444</text:p>
              </table:table-cell>
              <table:table-cell office:value-type="float" office:value="0.0022875">
                <text:p>0.0022875</text:p>
              </table:table-cell>
              <table:table-cell office:value-type="float" office:value="0.0281875">
                <text:p>0.028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22222222222222">
                <text:p>0.00522222222222222</text:p>
              </table:table-cell>
              <table:table-cell office:value-type="float" office:value="0.0212444444444444">
                <text:p>0.0212444444444444</text:p>
              </table:table-cell>
              <table:table-cell office:value-type="float" office:value="0.0026875">
                <text:p>0.0026875</text:p>
              </table:table-cell>
              <table:table-cell office:value-type="float" office:value="0.05555">
                <text:p>0.055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38888888888889">
                <text:p>0.00538888888888889</text:p>
              </table:table-cell>
              <table:table-cell office:value-type="float" office:value="0.145">
                <text:p>0.145</text:p>
              </table:table-cell>
              <table:table-cell office:value-type="float" office:value="0.00318571428571429">
                <text:p>0.00318571428571429</text:p>
              </table:table-cell>
              <table:table-cell office:value-type="float" office:value="0.0137428571428571">
                <text:p>0.0137428571428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2375">
                <text:p>0.0062375</text:p>
              </table:table-cell>
              <table:table-cell office:value-type="float" office:value="0.038525">
                <text:p>0.038525</text:p>
              </table:table-cell>
              <table:table-cell office:value-type="float" office:value="0.00345714285714286">
                <text:p>0.0034571428571428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5875">
                <text:p>0.0065875</text:p>
              </table:table-cell>
              <table:table-cell office:value-type="float" office:value="0.0398875">
                <text:p>0.0398875</text:p>
              </table:table-cell>
              <table:table-cell office:value-type="float" office:value="0.0036">
                <text:p>0.0036</text:p>
              </table:table-cell>
              <table:table-cell office:value-type="float" office:value="0.0164571428571429">
                <text:p>0.0164571428571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76375">
                <text:p>0.0076375</text:p>
              </table:table-cell>
              <table:table-cell office:value-type="float" office:value="0.072325">
                <text:p>0.072325</text:p>
              </table:table-cell>
              <table:table-cell office:value-type="float" office:value="0.00387142857142857">
                <text:p>0.00387142857142857</text:p>
              </table:table-cell>
              <table:table-cell office:value-type="float" office:value="0.0212714285714286">
                <text:p>0.0212714285714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775">
                <text:p>0.009775</text:p>
              </table:table-cell>
              <table:table-cell office:value-type="float" office:value="0.079975">
                <text:p>0.079975</text:p>
              </table:table-cell>
              <table:table-cell office:value-type="float" office:value="0.00405714285714286">
                <text:p>0.00405714285714286</text:p>
              </table:table-cell>
              <table:table-cell office:value-type="float" office:value="0.0197285714285714">
                <text:p>0.0197285714285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04285714285714">
                <text:p>0.00204285714285714</text:p>
              </table:table-cell>
              <table:table-cell office:value-type="float" office:value="0.00474285714285714">
                <text:p>0.00474285714285714</text:p>
              </table:table-cell>
              <table:table-cell office:value-type="float" office:value="0.00421428571428572">
                <text:p>0.00421428571428572</text:p>
              </table:table-cell>
              <table:table-cell office:value-type="float" office:value="0.0170571428571429">
                <text:p>0.0170571428571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07142857142857">
                <text:p>0.00207142857142857</text:p>
              </table:table-cell>
              <table:table-cell office:value-type="float" office:value="0.00472857142857143">
                <text:p>0.00472857142857143</text:p>
              </table:table-cell>
              <table:table-cell office:value-type="float" office:value="0.00452857142857143">
                <text:p>0.00452857142857143</text:p>
              </table:table-cell>
              <table:table-cell office:value-type="float" office:value="0.0177571428571429">
                <text:p>0.0177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11428571428571">
                <text:p>0.00211428571428571</text:p>
              </table:table-cell>
              <table:table-cell office:value-type="float" office:value="0.00472857142857143">
                <text:p>0.00472857142857143</text:p>
              </table:table-cell>
              <table:table-cell office:value-type="float" office:value="0.00484285714285714">
                <text:p>0.00484285714285714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15714285714286">
                <text:p>0.00215714285714286</text:p>
              </table:table-cell>
              <table:table-cell office:value-type="float" office:value="0.00484285714285714">
                <text:p>0.00484285714285714</text:p>
              </table:table-cell>
              <table:table-cell office:value-type="float" office:value="0.00518571428571429">
                <text:p>0.00518571428571429</text:p>
              </table:table-cell>
              <table:table-cell office:value-type="float" office:value="0.0249571428571429">
                <text:p>0.024957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18571428571429">
                <text:p>0.00218571428571429</text:p>
              </table:table-cell>
              <table:table-cell office:value-type="float" office:value="0.00475714285714286">
                <text:p>0.00475714285714286</text:p>
              </table:table-cell>
              <table:table-cell office:value-type="float" office:value="0.00535714285714286">
                <text:p>0.00535714285714286</text:p>
              </table:table-cell>
              <table:table-cell office:value-type="float" office:value="0.0533571428571429">
                <text:p>0.0533571428571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22857142857143">
                <text:p>0.00222857142857143</text:p>
              </table:table-cell>
              <table:table-cell office:value-type="float" office:value="0.00448571428571429">
                <text:p>0.00448571428571429</text:p>
              </table:table-cell>
              <table:table-cell office:value-type="float" office:value="0.00578571428571429">
                <text:p>0.00578571428571429</text:p>
              </table:table-cell>
              <table:table-cell office:value-type="float" office:value="0.0293428571428571">
                <text:p>0.02934285714285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5714285714286">
                <text:p>0.00225714285714286</text:p>
              </table:table-cell>
              <table:table-cell office:value-type="float" office:value="0.00512857142857143">
                <text:p>0.00512857142857143</text:p>
              </table:table-cell>
              <table:table-cell office:value-type="float" office:value="0.00637142857142857">
                <text:p>0.00637142857142857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28571428571429">
                <text:p>0.00228571428571429</text:p>
              </table:table-cell>
              <table:table-cell office:value-type="float" office:value="0.00532857142857143">
                <text:p>0.00532857142857143</text:p>
              </table:table-cell>
              <table:table-cell office:value-type="float" office:value="0.00717142857142857">
                <text:p>0.00717142857142857</text:p>
              </table:table-cell>
              <table:table-cell office:value-type="float" office:value="0.107614285714286">
                <text:p>0.107614285714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28571428571429">
                <text:p>0.00228571428571429</text:p>
              </table:table-cell>
              <table:table-cell office:value-type="float" office:value="0.00464285714285714">
                <text:p>0.00464285714285714</text:p>
              </table:table-cell>
              <table:table-cell office:value-type="float" office:value="0.00804285714285714">
                <text:p>0.00804285714285714</text:p>
              </table:table-cell>
              <table:table-cell office:value-type="float" office:value="0.107728571428571">
                <text:p>0.107728571428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3">
                <text:p>0.0023</text:p>
              </table:table-cell>
              <table:table-cell office:value-type="float" office:value="0.00451428571428571">
                <text:p>0.00451428571428571</text:p>
              </table:table-cell>
              <table:table-cell office:value-type="float" office:value="0.00947142857142857">
                <text:p>0.00947142857142857</text:p>
              </table:table-cell>
              <table:table-cell office:value-type="float" office:value="0.108571428571429">
                <text:p>0.108571428571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34285714285714">
                <text:p>0.00234285714285714</text:p>
              </table:table-cell>
              <table:table-cell office:value-type="float" office:value="0.00451428571428572">
                <text:p>0.00451428571428572</text:p>
              </table:table-cell>
              <table:table-cell office:value-type="float" office:value="0.0117857142857143">
                <text:p>0.01178571428571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37142857142857">
                <text:p>0.00237142857142857</text:p>
              </table:table-cell>
              <table:table-cell office:value-type="float" office:value="0.00465714285714286">
                <text:p>0.00465714285714286</text:p>
              </table:table-cell>
              <table:table-cell office:value-type="float" office:value="0.0146428571428571">
                <text:p>0.0146428571428571</text:p>
              </table:table-cell>
              <table:table-cell office:value-type="float" office:value="0.115242857142857">
                <text:p>0.11524285714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38571428571429">
                <text:p>0.00238571428571429</text:p>
              </table:table-cell>
              <table:table-cell office:value-type="float" office:value="0.0052">
                <text:p>0.0052</text:p>
              </table:table-cell>
              <table:table-cell office:value-type="float" office:value="0.0163">
                <text:p>0.0163</text:p>
              </table:table-cell>
              <table:table-cell office:value-type="float" office:value="0.127185714285714">
                <text:p>0.12718571428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">
                <text:p>0.0024</text:p>
              </table:table-cell>
              <table:table-cell office:value-type="float" office:value="0.00542857142857143">
                <text:p>0.00542857142857143</text:p>
              </table:table-cell>
              <table:table-cell office:value-type="float" office:value="0.01115">
                <text:p>0.01115</text:p>
              </table:table-cell>
              <table:table-cell office:value-type="float" office:value="0.08855">
                <text:p>0.08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4">
                <text:p>0.0024</text:p>
              </table:table-cell>
              <table:table-cell office:value-type="float" office:value="0.00542857142857143">
                <text:p>0.00542857142857143</text:p>
              </table:table-cell>
              <table:table-cell office:value-type="float" office:value="0.0115166666666667">
                <text:p>0.0115166666666667</text:p>
              </table:table-cell>
              <table:table-cell office:value-type="float" office:value="0.0889333333333333">
                <text:p>0.0889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42857142857143">
                <text:p>0.00242857142857143</text:p>
              </table:table-cell>
              <table:table-cell office:value-type="float" office:value="0.0057">
                <text:p>0.0057</text:p>
              </table:table-cell>
              <table:table-cell office:value-type="float" office:value="0.0121333333333333">
                <text:p>0.0121333333333333</text:p>
              </table:table-cell>
              <table:table-cell office:value-type="float" office:value="0.0955166666666667">
                <text:p>0.0955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44285714285714">
                <text:p>0.00244285714285714</text:p>
              </table:table-cell>
              <table:table-cell office:value-type="float" office:value="0.00558571428571429">
                <text:p>0.00558571428571429</text:p>
              </table:table-cell>
              <table:table-cell office:value-type="float" office:value="0.0136833333333333">
                <text:p>0.0136833333333333</text:p>
              </table:table-cell>
              <table:table-cell office:value-type="float" office:value="0.106283333333333">
                <text:p>0.10628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48571428571429">
                <text:p>0.00248571428571429</text:p>
              </table:table-cell>
              <table:table-cell office:value-type="float" office:value="0.0058">
                <text:p>0.0058</text:p>
              </table:table-cell>
              <table:table-cell office:value-type="float" office:value="0.01595">
                <text:p>0.01595</text:p>
              </table:table-cell>
              <table:table-cell office:value-type="float" office:value="0.107833333333333">
                <text:p>0.1078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